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936cm"/>
      <style:paragraph-properties style:writing-mode="lr-tb"/>
    </style:style>
    <style:style style:name="pr7" style:family="presentation" style:parent-style-name="Default-title">
      <style:graphic-properties fo:min-height="4.101cm"/>
      <style:paragraph-properties style:writing-mode="lr-tb"/>
    </style:style>
    <style:style style:name="pr8" style:family="presentation" style:parent-style-name="Default-title">
      <style:graphic-properties fo:min-height="3.799cm"/>
      <style:paragraph-properties style:writing-mode="lr-tb"/>
    </style:style>
    <style:style style:name="pr9" style:family="presentation" style:parent-style-name="Default-title">
      <style:graphic-properties fo:min-height="3.304cm"/>
      <style:paragraph-properties style:writing-mode="lr-tb"/>
    </style:style>
    <style:style style:name="pr10" style:family="presentation" style:parent-style-name="Default-title">
      <style:graphic-properties fo:min-height="5.209cm"/>
      <style:paragraph-properties style:writing-mode="lr-tb"/>
    </style:style>
    <style:style style:name="pr11" style:family="presentation" style:parent-style-name="Default-title">
      <style:graphic-properties fo:min-height="3.151cm"/>
      <style:paragraph-properties style:writing-mode="lr-tb"/>
    </style:style>
    <style:style style:name="pr12" style:family="presentation" style:parent-style-name="Default-title">
      <style:graphic-properties fo:min-height="4.267cm"/>
      <style:paragraph-properties style:writing-mode="lr-tb"/>
    </style:style>
    <style:style style:name="pr13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10pt"/>
    </style:style>
    <style:style style:name="P9" style:family="paragraph">
      <style:paragraph-properties fo:margin-top="0.3cm" fo:margin-bottom="0cm"/>
    </style:style>
    <style:style style:name="P10" style:family="paragraph">
      <style:paragraph-properties style:writing-mode="lr-tb"/>
      <style:text-properties fo:font-size="26pt"/>
    </style:style>
    <style:style style:name="P11" style:family="paragraph">
      <style:paragraph-properties style:writing-mode="lr-tb"/>
      <style:text-properties fo:font-size="32pt"/>
    </style:style>
    <style:style style:name="P12" style:family="paragraph">
      <style:paragraph-properties style:writing-mode="lr-tb"/>
      <style:text-properties fo:font-size="28pt"/>
    </style:style>
    <style:style style:name="P13" style:family="paragraph">
      <style:paragraph-properties style:writing-mode="lr-tb"/>
      <style:text-properties fo:font-size="36pt"/>
    </style:style>
    <style:style style:name="P14" style:family="paragraph">
      <style:paragraph-properties fo:margin-top="0.4cm" fo:margin-bottom="0cm"/>
    </style:style>
    <style:style style:name="P15" style:family="paragraph">
      <style:text-properties fo:font-size="10pt" style:font-size-asian="32pt" style:font-size-complex="32pt"/>
    </style:style>
    <style:style style:name="P16" style:family="paragraph">
      <loext:graphic-properties draw:fill-color="#ffffff"/>
    </style:style>
    <style:style style:name="P17" style:family="paragraph">
      <style:paragraph-properties fo:margin-top="0.5cm" fo:margin-bottom="0cm" style:writing-mode="lr-tb"/>
    </style:style>
    <style:style style:name="P18" style:family="paragraph">
      <style:paragraph-properties style:writing-mode="lr-tb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20pt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28pt" style:font-size-complex="28pt"/>
    </style:style>
    <style:style style:name="T8" style:family="text">
      <style:text-properties fo:font-size="26pt"/>
    </style:style>
    <style:style style:name="T9" style:family="text">
      <style:text-properties fo:font-size="28pt"/>
    </style:style>
    <style:style style:name="T10" style:family="text">
      <style:text-properties fo:font-size="3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bold" style:font-size-asian="32pt" style:font-weight-asian="bold" style:font-size-complex="32pt" style:font-weight-complex="bold"/>
    </style:style>
    <style:style style:name="T13" style:family="text">
      <style:text-properties fo:font-size="40pt"/>
    </style:style>
    <style:style style:name="T14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thon – Cor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Learn to Code with Python</text:span></text:p>
            <text:p text:style-name="P1"><text:span text:style-name="T1">With Notes from the Python Nano Degree Progra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Pip <text:line-break/>Python Interpreter</text:p>
          </draw:text-box>
        </draw:frame>
        <draw:frame presentation:style-name="pr5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ip install &lt;package name&gt;</text:span></text:p>
              </text:list-item>
              <text:list-item>
                <text:p><text:span text:style-name="T2">requirements.txt</text:span></text:p>
                <text:list>
                  <text:list-item>
                    <text:p><text:span text:style-name="T2">include lies where each line contain a filename and version</text:span></text:p>
                    <text:list>
                      <text:list-item>
                        <text:p><text:span text:style-name="T2">version is optional</text:span></text:p>
                      </text:list-item>
                      <text:list-item>
                        <text:p><text:span text:style-name="T2">Example form requirements.txt</text:span><text:span text:style-name="T2"><text:tab/></text:span><text:span text:style-name="T2">beautifulsoup4==4.5.1</text:span></text:p>
                      </text:list-item>
                    </text:list>
                  </text:list-item>
                  <text:list-item>
                    <text:p><text:span text:style-name="T2">Advantage – If the libraries change dramatically the version being used worked with code current</text:span></text:p>
                  </text:list-item>
                  <text:list-item>
                    <text:p><text:span text:style-name="T2">pip install -r requirements.txt </text:span><text:span text:style-name="T2"><text:tab/></text:span><text:span text:style-name="T2"><text:tab/></text:span><text:span text:style-name="T2"><text:tab/></text:span><text:span text:style-name="T2">// Install all packages with the current version</text:span></text:p>
                  </text:list-item>
                  <text:list-item>
                    <text:p><text:span text:style-name="T2">Pro-tip : pip freeze &gt; requirement.txt</text:span></text:p>
                  </text:list-item>
                </text:list>
              </text:list-item>
              <text:list-item>
                <text:p><text:span text:style-name="T2">Python Interpreter</text:span></text:p>
                <text:list>
                  <text:list-item>
                    <text:p><text:span text:style-name="T2">Define a function and get three . ( …) which is a continuation line</text:span></text:p>
                  </text:list-item>
                  <text:list-item>
                    <text:p><text:span text:style-name="T2">can use up and down arrows to go through the commands</text:span></text:p>
                  </text:list-item>
                  <text:list-item>
                    <text:p><text:span text:style-name="T2">IPython</text:span></text:p>
                    <text:list>
                      <text:list-item>
                        <text:p><text:span text:style-name="T2">tab completion</text:span></text:p>
                      </text:list-item>
                      <text:list-item>
                        <text:p><text:span text:style-name="T2">? for details about an object – ex. len?</text:span></text:p>
                      </text:list-item>
                      <text:list-item>
                        <text:p><text:span text:style-name="T2">! to execute system shell commands</text:span></text:p>
                      </text:list-item>
                      <text:list-item>
                        <text:p><text:span text:style-name="T2">syntax highligh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Help Function</text:p>
          </draw:text-box>
        </draw:frame>
        <draw:frame presentation:style-name="pr5" draw:text-style-name="P4" draw:layer="layout" svg:width="25.27cm" svg:height="11.938cm" svg:x="0.508cm" svg:y="3.679cm" presentation:class="outline" presentation:user-transformed="true">
          <draw:text-box>
            <text:list text:style-name="L2">
              <text:list-item>
                <text:p text:style-name="P6"><text:span text:style-name="T2">help show the documentation</text:span></text:p>
              </text:list-item>
              <text:list-item>
                <text:p text:style-name="P6"><text:span text:style-name="T2">example help(len) or help(“len”)</text:span></text:p>
              </text:list-item>
              <text:list-item>
                <text:p text:style-name="P6"><text:span text:style-name="T2">example help(str)</text:span><text:span text:style-name="T2"><text:tab/></text:span><text:span text:style-name="T2"><text:tab/></text:span><text:span text:style-name="T2">// displays information about the string object</text:span></text:p>
              </text:list-item>
              <text:list-item>
                <text:p text:style-name="P6"><text:span text:style-name="T2">example help(“Hello”.replace)</text:span><text:span text:style-name="T2"><text:tab/></text:span><text:span text:style-name="T2">// Shows the replace method</text:span></text:p>
              </text:list-item>
              <text:list-item>
                <text:p><text:span text:style-name="T2">example([1].extend)</text:span></text:p>
              </text:list-item>
              <text:list-item>
                <text:p><text:span text:style-name="T2">Most Important Note : Python is case sensitive </text:span></text:p>
              </text:list-item>
              <text:list-item>
                <text:p><text:span text:style-name="T2">There are many datatypes in Python int, bool, string, float, list, dictionaries, tuples, S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936cm" svg:x="1.4cm" svg:y="-0.026cm" presentation:class="title" presentation:user-transformed="true">
          <draw:text-box>
            <text:p><text:span text:style-name="T3">Mac OS – Using the Terminal</text:span><text:span text:style-name="T3"><text:line-break/></text:span><text:span text:style-name="T3">Mac OS – Installing Python</text:span><text:span text:style-name="T3"><text:line-break/></text:span><text:span text:style-name="T3">Mac OS- Install Visual Studio Code and Python Plugins</text:span><text:span text:style-name="T3"><text:line-break/></text:span><text:span text:style-name="T3">VSCode Interface and Shortcuts</text:span><text:span text:style-name="T3"><text:line-break/></text:span><text:span text:style-name="T3">Interactive Prompt</text:span></text:p>
          </draw:text-box>
        </draw:frame>
        <draw:frame presentation:style-name="pr5" draw:text-style-name="P8" draw:layer="layout" svg:width="27.048cm" svg:height="11.809cm" svg:x="0.762cm" svg:y="3.04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Shift Command P → Brings up the command pallet ( a set of functions to call ) <text:s/></text:span></text:p>
                <text:list>
                  <text:list-item>
                    <text:p><text:span text:style-name="T4">Ex ( A command in the pallete ) select “Shell Command Install ‘code’ command in PATH </text:span></text:p>
                    <text:list>
                      <text:list-item>
                        <text:p><text:span text:style-name="T4">Allowsyou to open any python file in Visual Studio from the terminal</text:span></text:p>
                      </text:list-item>
                    </text:list>
                  </text:list-item>
                  <text:list-item>
                    <text:p><text:span text:style-name="T4">Ex python: select interpreter</text:span></text:p>
                  </text:list-item>
                  <text:list-item>
                    <text:p><text:span text:style-name="T4">On the command line code &lt;filename&gt; will open the file</text:span></text:p>
                  </text:list-item>
                </text:list>
              </text:list-item>
              <text:list-item>
                <text:p><text:span text:style-name="T4">.vscode → Found in the top level directory and is a json file</text:span></text:p>
                <text:list>
                  <text:list-item>
                    <text:p><text:span text:style-name="T4">settings.json &amp; launch.son</text:span></text:p>
                  </text:list-item>
                </text:list>
              </text:list-item>
              <text:list-item>
                <text:p><text:span text:style-name="T4">Ctrl Option N will run the program</text:span></text:p>
              </text:list-item>
              <text:list-item>
                <text:p><text:span text:style-name="T4">Fuzzy Search Command Plus P</text:span></text:p>
              </text:list-item>
              <text:list-item>
                <text:p text:style-name="P6"><text:span text:style-name="T4">Command : python3</text:span></text:p>
              </text:list-item>
              <text:list-item>
                <text:p text:style-name="P6"><text:span text:style-name="T4">REPL → (R)ead (E)valuate (P)rint (L)oop </text:span></text:p>
              </text:list-item>
              <text:list-item>
                <text:p text:style-name="P6"><text:span text:style-name="T4">Shift Option Down will copy the line</text:span></text:p>
              </text:list-item>
              <text:list-item>
                <text:p text:style-name="P6"><text:span text:style-name="T4">Command + p will bring up a window with files in your proj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sic Input/Output</text:p>
          </draw:text-box>
        </draw:frame>
        <draw:frame presentation:style-name="pr5" draw:text-style-name="P8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name = input(“Enter your name”)</text:span></text:p>
                    <text:list>
                      <text:list-item>
                        <text:p><text:span text:style-name="T2">parameter – Prompt for question</text:span></text:p>
                      </text:list-item>
                      <text:list-item>
                        <text:p><text:span text:style-name="T2">return a string </text:span></text:p>
                      </text:list-item>
                      <text:list-item>
                        <text:p><text:span text:style-name="T2">An string can used directly, but int, float, bool must be convert from a string</text:span></text:p>
                      </text:list-item>
                    </text:list>
                  </text:list-item>
                  <text:list-item>
                    <text:p><text:span text:style-name="T2">print(“Hello there, {}!”.format(name.title()</text:span><text:span text:style-name="T4">))</text:span></text:p>
                  </text:list-item>
                </text:list>
              </text:list-item>
              <text:list-item>
                <text:p><text:span text:style-name="T4">input always return a st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bject String<text:line-break/>Function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verything is an Object</text:span></text:p>
              </text:list-item>
              <text:list-item>
                <text:p><text:span text:style-name="T4">String – An immutable sequence of text characters</text:span></text:p>
                <text:list>
                  <text:list-item>
                    <text:p><text:span text:style-name="T4">Literal : A piece of syntax that creates an object</text:span></text:p>
                  </text:list-item>
                </text:list>
              </text:list-item>
              <text:list-item>
                <text:p><text:span text:style-name="T4">Quote Type Use “ if the string has a ‘ and ‘ if it has double quotes as part of the String</text:span></text:p>
              </text:list-item>
              <text:list-item>
                <text:p><text:span text:style-name="T4">Empty String has no characters</text:span></text:p>
              </text:list-item>
              <text:list-item>
                <text:p><text:span text:style-name="T4">Need to insert a double quote inside a string</text:span></text:p>
                <text:list>
                  <text:list-item>
                    <text:p><text:span text:style-name="T4">can use single</text:span></text:p>
                  </text:list-item>
                  <text:list-item>
                    <text:p><text:span text:style-name="T4">use a backslash ex. \”</text:span></text:p>
                  </text:list-item>
                </text:list>
              </text:list-item>
              <text:list-item>
                <text:p><text:span text:style-name="T4">Triple quotes are multiline strings </text:span></text:p>
                <text:list>
                  <text:list-item>
                    <text:p><text:span text:style-name="T4">Example “””my name is</text:span></text:p>
                    <text:list>
                      <text:list-item>
                        <text:p><text:span text:style-name="T4">Chuck </text:span></text:p>
                      </text:list-item>
                      <text:list-item>
                        <text:p><text:span text:style-name="T4">“””</text:span></text:p>
                      </text:list-item>
                    </text:list>
                  </text:list-item>
                  <text:list-item>
                    <text:p><text:span text:style-name="T4">Used a documentation strings</text:span></text:p>
                  </text:list-item>
                </text:list>
              </text:list-item>
              <text:list-item>
                <text:p><text:span text:style-name="T4">Functions</text:span></text:p>
                <text:list>
                  <text:list-item>
                    <text:p><text:span text:style-name="T4">Two Type of functions : built-in and cus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Print Function 1 &amp; 2 &amp; 3</text:p>
          </draw:text-box>
        </draw:frame>
        <draw:frame presentation:style-name="pr5" draw:text-style-name="P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Print(“3” + “4”) outputs 34</text:span></text:p>
              </text:list-item>
              <text:list-item>
                <text:p><text:span text:style-name="T4">The print contains *values: object as a parameter which means it can print out different objects that are comma separated</text:span></text:p>
                <text:list>
                  <text:list-item>
                    <text:p><text:span text:style-name="T4">*values:object is the parameter declaration</text:span></text:p>
                  </text:list-item>
                </text:list>
              </text:list-item>
              <text:list-item>
                <text:p><text:span text:style-name="T4">Example print(“A”, “B”), print(5 +3. 2 – 9) will print “8 -7”</text:span></text:p>
              </text:list-item>
              <text:list-item>
                <text:p><text:span text:style-name="T4">Default arguments</text:span></text:p>
                <text:list>
                  <text:list-item>
                    <text:p><text:span text:style-name="T4">print(*object, sep=’ ‘, end=’\n’, file=sys.stdout, flush=False)</text:span></text:p>
                  </text:list-item>
                  <text:list-item>
                    <text:p><text:span text:style-name="T4">Sep=’ ‘ is the reason why we see a single space between each object printed out</text:span></text:p>
                  </text:list-item>
                  <text:list-item>
                    <text:p><text:span text:style-name="T4">print(“ABC”, “DEF”, “XYZ”, sep=”!”) will produce ABC!DEF!XYZ!</text:span></text:p>
                  </text:list-item>
                </text:list>
              </text:list-item>
              <text:list-item>
                <text:p><text:span text:style-name="T4">Name arguments are useful since you can use them after variable arguments of the same type</text:span></text:p>
                <text:list>
                  <text:list-item>
                    <text:p><text:span text:style-name="T4">A keyboard parameter is a name for the parameter that can be used in the calling function</text:span></text:p>
                    <text:list>
                      <text:list-item>
                        <text:p><text:span text:style-name="T5">ex. </text:span><text:span text:style-name="T4">print(“ABC”, “DEF”, “XYZ”, sep=”!”) will produce ABC!DEF!XYZ!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ample – print(“Mohammed has {} ballons”.format(27))</text:span></text:p>
              </text:list-item>
              <text:list-item>
                <text:p><text:span text:style-name="T4">Example – print(“Does you {} {}?”.format(animal, action)</text:span></text:p>
                <text:list>
                  <text:list-item>
                    <text:p><text:span text:style-name="T4">prints Does your dog bite assuming animal = “dog” and action=”bit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ormat Method</text:p>
          </draw:text-box>
        </draw:frame>
        <draw:frame presentation:style-name="pr5" draw:text-style-name="P8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Arguments by Relative Position</text:span></text:p>
                <text:list>
                  <text:list-item>
                    <text:p><text:span text:style-name="T4">The object passed to the format method will be the order in which they are inserted</text:span></text:p>
                  </text:list-item>
                  <text:list-item>
                    <text:p><text:span text:style-name="T4">Example </text:span></text:p>
                    <text:list>
                      <text:list-item>
                        <text:p><text:span text:style-name="T4">mad_libs = {} laughed at the {} {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4">If we fail to provide the correct number of index we get an IndexError</text:span></text:p>
                  </text:list-item>
                  <text:list-item>
                    <text:p><text:span text:style-name="T4">If we provide more arguments then it will run normally</text:span></text:p>
                  </text:list-item>
                </text:list>
              </text:list-item>
              <text:list-item>
                <text:p><text:span text:style-name="T4">Pass the arguments by numeric position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mad_libs = {0} laughed at the {1} {2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“Bobby”, “green”, 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 text:style-name="P9"><text:span text:style-name="T4">mad_libs = {2} laughed at the {1} {0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“Bobby”, “green”, “alien”)) produces “Alien laughed at the green Bobby”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format String </text:p>
          </draw:text-box>
        </draw:frame>
        <draw:frame presentation:style-name="pr5" draw:text-style-name="P4" draw:layer="layout" svg:width="25.524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s</text:span></text:p>
                <text:list>
                  <text:list-item>
                    <text:p><text:span text:style-name="T2">Note I believe all these example below need the .format with the correct parameters</text:span></text:p>
                  </text:list-item>
                  <text:list-item>
                    <text:p><text:span text:style-name="T2">First, thou shalt count to {0}" <text:s/># References first positional argument</text:span></text:p>
                    <text:list>
                      <text:list-item>
                        <text:p><text:span text:style-name="T2">"Bring me a {}" <text:s text:c="18"/></text:span><text:span text:style-name="T2"><text:tab/></text:span><text:span text:style-name="T2"># Implicitly references the first positional argument</text:span></text:p>
                      </text:list-item>
                      <text:list-item>
                        <text:p><text:span text:style-name="T2">"From {} to {}" <text:s text:c="18"/></text:span><text:span text:style-name="T2"><text:tab/></text:span><text:span text:style-name="T2"># Same as "From {0} to {1}"</text:span></text:p>
                      </text:list-item>
                      <text:list-item>
                        <text:p><text:span text:style-name="T2">"My quest is {name}" <text:s text:c="13"/></text:span><text:span text:style-name="T2"><text:tab/></text:span><text:span text:style-name="T2"># References keyword argument 'name'</text:span></text:p>
                      </text:list-item>
                      <text:list-item>
                        <text:p><text:span text:style-name="T2">"Weight in tons {0.weight}" <text:s text:c="6"/></text:span><text:span text:style-name="T2"><text:tab/></text:span><text:span text:style-name="T2"># 'weight' attribute of first positional arg</text:span></text:p>
                      </text:list-item>
                      <text:list-item>
                        <text:p><text:span text:style-name="T2">"Units destroyed: {players[0]}" <text:s text:c="2"/></text:span><text:span text:style-name="T2"><text:tab/></text:span><text:span text:style-name="T2"># First element of keyword argument 'players'.</text:span></text:p>
                      </text:list-item>
                    </text:list>
                  </text:list-item>
                  <text:list-item>
                    <text:p><text:span text:style-name="T2">Examples</text:span></text:p>
                    <text:list>
                      <text:list-item>
                        <text:p><text:span text:style-name="T2">"Harold's a clever {0!s}" <text:s text:c="7"/></text:span><text:span text:style-name="T2"><text:tab/></text:span><text:span text:style-name="T2"># Calls str() on the argument first</text:span></text:p>
                      </text:list-item>
                      <text:list-item>
                        <text:p><text:span text:style-name="T2">"Bring out the holy {name!r}" <text:s text:c="3"/></text:span><text:span text:style-name="T2"><text:tab/></text:span><text:span text:style-name="T2"># Calls repr() on the argument first</text:span></text:p>
                      </text:list-item>
                      <text:list-item>
                        <text:p><text:span text:style-name="T2">"More {!a}" <text:s text:c="21"/></text:span><text:span text:style-name="T2"><text:tab/></text:span><text:span text:style-name="T2"># Calls ascii() on the argument first</text:span></text:p>
                      </text:list-item>
                    </text:list>
                  </text:list-item>
                  <text:list-item>
                    <text:p><text:span text:style-name="T2">print(“Intro to {}’.format(‘Python’))</text:span></text:p>
                  </text:list-item>
                  <text:list-item>
                    <text:p><text:span text:style-name="T2">print(“{2}{1}{0}”.format(‘a’,’b’,’c’)</text:span></text:p>
                  </text:list-item>
                  <text:list-item>
                    <text:p><text:span text:style-name="T2">print(‘{I}{T}{P}’.format(I=’a’,T=’b’,P=’c’)</text:span></text:p>
                  </text:list-item>
                  <text:list-item>
                    <text:p><text:span text:style-name="T2">year=1966; “Jessica{}.format(year)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mat Method</text:p>
          </draw:text-box>
        </draw:frame>
        <draw:frame presentation:style-name="pr5" draw:text-style-name="P8" draw:layer="layout" svg:width="23.746cm" svg:height="9.777cm" svg:x="1.4cm" svg:y="3.685cm" presentation:class="outline" presentation:user-transformed="true">
          <draw:text-box>
            <text:list text:style-name="L2">
              <text:list-item>
                <text:p><text:span text:style-name="T4">Using argument with keyword parameter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mad_libs = 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</text:list-item>
                      <text:list-item>
                        <text:p><text:span text:style-name="T4">print(mad_libs.format(name=“Bobby”, adjective=“green”, noun=“alien”)) produces “Bobby laughed at the green alien”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mad_libs = 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    <text:list>
                          <text:list-item>
                            <text:p><text:span text:style-name="T4">print(mad_libs.format(name=“Bobby”, adjective“green”, noun=“alien”)) produces “Alien laughed at the green Bobby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intent of the string is better understood.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name = input(“Enter a name: “)</text:span></text:p>
                  </text:list-item>
                  <text:list-item>
                    <text:p><text:span text:style-name="T4">adjective = input(“Enter an adjective: “)</text:span></text:p>
                  </text:list-item>
                  <text:list-item>
                    <text:p><text:span text:style-name="T4">noun = input(“Enter a noun:) “</text:span></text:p>
                  </text:list-item>
                  <text:list-item>
                    <text:p><text:span text:style-name="T4">mad_libs = 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</text:list-item>
                  <text:list-item>
                    <text:p><text:span text:style-name="T4">print(mad_libs.format.format(name = name ,adjective = adjective, noun = nou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-format</text:p>
          </draw:text-box>
        </draw:frame>
        <draw:frame presentation:style-name="pr5" draw:text-style-name="P1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2">print(f’{first_name}{last_name}”)</text:span></text:p>
              </text:list-item>
              <text:list-item>
                <text:p><text:span text:style-name="T2">Ex.</text:span></text:p>
                <text:list>
                  <text:list-item>
                    <text:p><text:span text:style-name="T2">name = “Eric” and age=74</text:span></text:p>
                  </text:list-item>
                  <text:list-item>
                    <text:p><text:span text:style-name="T2">f”Hello, {name}. <text:s/>Your are {age}”</text:span></text:p>
                  </text:list-item>
                  <text:list-item>
                    <text:p><text:span text:style-name="T6">F”Hello, </text:span><text:span text:style-name="T2"><text:s/>{name}. <text:s/>Your are {age}”</text:span></text:p>
                  </text:list-item>
                  <text:list-item>
                    <text:p><text:span text:style-name="T2">f”{2 * 37}”</text:span></text:p>
                  </text:list-item>
                  <text:list-item>
                    <text:p><text:span text:style-name="T2">def to_lowercase(input): return input.lower() – f”{name.to_lowercase}”</text:span></text:p>
                  </text:list-item>
                  <text:list-item>
                    <text:p><text:span text:style-name="T2">can use self – f”{self.first_name} { self.last_name} is { self.age}”</text:span></text:p>
                  </text:list-item>
                  <text:list-item>
                    <text:p><text:span text:style-name="T2">Mutliline</text:span></text:p>
                    <text:list>
                      <text:list-item>
                        <text:p><text:span text:style-name="T2">profession = “comedian”</text:span></text:p>
                      </text:list-item>
                      <text:list-item>
                        <text:p><text:span text:style-name="T2">message = ( f “ Hi {name}, “</text:span></text:p>
                      </text:list-item>
                      <text:list-item>
                        <text:p><text:span text:style-name="T2"><text:s text:c="21"/></text:span><text:span text:style-name="T2">f ” You are {age}” )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ad more about thi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Template Strings</text:p>
          </draw:text-box>
        </draw:frame>
        <draw:frame presentation:style-name="pr5" draw:text-style-name="P8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4">&gt;&gt;&gt; from string import Template</text:span></text:p>
              </text:list-item>
              <text:list-item>
                <text:p><text:span text:style-name="T4">&gt;&gt;&gt; s = Template('$who likes $what')</text:span></text:p>
              </text:list-item>
              <text:list-item>
                <text:p><text:span text:style-name="T4">&gt;&gt;&gt; s.substitute(who='tim', what='kung pao')</text:span></text:p>
                <text:list>
                  <text:list-item>
                    <text:p><text:span text:style-name="T4">'tim likes kung pao'</text:span></text:p>
                  </text:list-item>
                </text:list>
              </text:list-item>
              <text:list-item>
                <text:p><text:span text:style-name="T4">&gt;&gt;&gt; d = dict(who='tim')</text:span></text:p>
              </text:list-item>
              <text:list-item>
                <text:p><text:span text:style-name="T4">&gt;&gt;&gt; Template('Give $who $100').substitute(d)</text:span></text:p>
                <text:list>
                  <text:list-item>
                    <text:p><text:span text:style-name="T4">Traceback (most recent call last):</text:span></text:p>
                    <text:list>
                      <text:list-item>
                        <text:p><text:span text:style-name="T4">ValueError: Invalid placeholder in string: line 1, col 11</text:span></text:p>
                      </text:list-item>
                    </text:list>
                  </text:list-item>
                </text:list>
              </text:list-item>
              <text:list-item>
                <text:p><text:span text:style-name="T4">&gt;&gt;&gt; Template('$who likes $what').substitute(d)</text:span></text:p>
                <text:list>
                  <text:list-item>
                    <text:p><text:span text:style-name="T4">Traceback (most recent call last):</text:span></text:p>
                  </text:list-item>
                  <text:list-item>
                    <text:p><text:span text:style-name="T4">KeyError: '</text:span><text:span text:style-name="T7">what'</text:span></text:p>
                  </text:list-item>
                </text:list>
              </text:list-item>
              <text:list-item>
                <text:p><text:span text:style-name="T7">&gt;&gt;&gt; Template('$who likes $what').safe_substitute(d)</text:span></text:p>
                <text:list>
                  <text:list-item>
                    <text:p><text:span text:style-name="T7">'tim likes $what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ment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If the first character is a # then it is a comment</text:span></text:p>
              </text:list-item>
              <text:list-item>
                <text:p><text:span text:style-name="T4">Anything after the # is a comment</text:span></text:p>
                <text:list>
                  <text:list-item>
                    <text:p><text:span text:style-name="T4">Print(1 + 1) # Adds together 1 +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hematical Functions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An expression is a python line that is evaluated</text:span></text:p>
              </text:list-item>
              <text:list-item>
                <text:p><text:span text:style-name="T4">Operators : + ( for numbers and strings) , -, *, * ( for numbers and string), **, /, //, %. </text:span></text:p>
                <text:list>
                  <text:list-item>
                    <text:p><text:span text:style-name="T4">other operators +=, -=, *=, /=</text:span></text:p>
                  </text:list-item>
                  <text:list-item>
                    <text:p><text:span text:style-name="T4">Print (“lolo” * 3) produces lolololololo</text:span></text:p>
                  </text:list-item>
                  <text:list-item>
                    <text:p><text:span text:style-name="T4">// (Integer Division ) – Divides and rounds down to the nearest integer</text:span></text:p>
                    <text:list>
                      <text:list-item>
                        <text:p><text:span text:style-name="T4">example print( -7 // 2 ) would be -4</text:span></text:p>
                      </text:list-item>
                    </text:list>
                  </text:list-item>
                  <text:list-item>
                    <text:p><text:span text:style-name="T4">^ – Performs bitwise xor</text:span></text:p>
                  </text:list-item>
                  <text:list-item>
                    <text:p><text:span text:style-name="T4">String + will combine string</text:span></text:p>
                  </text:list-item>
                  <text:list-item>
                    <text:p><text:span text:style-name="T4">String * will repeat the string ^*3</text:span><text:span text:style-name="T4"><text:tab/></text:span><text:span text:style-name="T4">// would output ^^^</text:span></text:p>
                  </text:list-item>
                </text:list>
              </text:list-item>
              <text:list-item>
                <text:p><text:span text:style-name="T4">Different different datatypes</text:span></text:p>
                <text:list>
                  <text:list-item>
                    <text:p><text:span text:style-name="T4">Print (10 + 3.8)</text:span><text:span text:style-name="T4"><text:tab/></text:span><text:span text:style-name="T4"><text:tab/></text:span><text:span text:style-name="T4"><text:tab/></text:span><text:span text:style-name="T4"><text:tab/></text:span><text:span text:style-name="T4">// Converts to the specific datatype ( int become float ) answer is 13.8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ivision, Floor Division and the Modulo Operator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print ( 15 / 3) produce 5.0</text:span></text:p>
              </text:list-item>
              <text:list-item>
                <text:p><text:span text:style-name="T4">print(14/3) produces 4.6666666667</text:span></text:p>
              </text:list-item>
              <text:list-item>
                <text:p><text:span text:style-name="T4">Floor division : </text:span></text:p>
                <text:list>
                  <text:list-item>
                    <text:p><text:span text:style-name="T4">print( 14 // 3 ) produces 4 <text:s/></text:span></text:p>
                  </text:list-item>
                  <text:list-item>
                    <text:p><text:span text:style-name="T4">print(-14 // 3 ) produces -5 <text:s text:c="6"/>( rounds down to the nearest integer ) </text:span></text:p>
                  </text:list-item>
                </text:list>
              </text:list-item>
              <text:list-item>
                <text:p><text:span text:style-name="T4">Modulus Operator : print(14 % 3) displays 2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4.101cm" svg:x="1.4cm" svg:y="-0.108cm" presentation:class="title" presentation:user-transformed="true">
          <draw:text-box>
            <text:p><text:span text:style-name="T8">The Boolean Data Type, The Equality Operator (==) and Inequality</text:span><text:span text:style-name="T8"><text:line-break/></text:span><text:span text:style-name="T8">Boolean Mathematical Operators</text:span><text:span text:style-name="T8"><text:line-break/></text:span><text:span text:style-name="T8">Type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Boolean is another data type in python</text:span></text:p>
              </text:list-item>
              <text:list-item>
                <text:p><text:span text:style-name="T4">Operators ==, !=, &lt;, &lt;=, &gt;, &gt;=, and, or, not</text:span></text:p>
              </text:list-item>
              <text:list-item>
                <text:p><text:span text:style-name="T4">print ( 8.3 == 8.3) </text:span><text:span text:style-name="T4"><text:tab/></text:span><text:span text:style-name="T4"><text:tab/></text:span><text:span text:style-name="T4"><text:tab/></text:span><text:span text:style-name="T4">// True</text:span></text:p>
              </text:list-item>
              <text:list-item>
                <text:p><text:span text:style-name="T4">print ( 5 == 5.0 ) </text:span><text:span text:style-name="T4"><text:tab/></text:span><text:span text:style-name="T4"><text:tab/></text:span><text:span text:style-name="T4"><text:tab/></text:span><text:span text:style-name="T4">// True <text:s/></text:span></text:p>
                <text:list>
                  <text:list-item>
                    <text:p><text:span text:style-name="T4">The 5 is converted to 5.0</text:span></text:p>
                  </text:list-item>
                </text:list>
              </text:list-item>
              <text:list-item>
                <text:p><text:span text:style-name="T4">Boolean Mathematical Operators</text:span></text:p>
                <text:list>
                  <text:list-item>
                    <text:p><text:span text:style-name="T4">print(5 &lt; 8 &lt;= 10 ) <text:s text:c="4"/></text:span><text:span text:style-name="T4"><text:tab/></text:span><text:span text:style-name="T4"><text:tab/></text:span><text:span text:style-name="T4"> // Returns true</text:span></text:p>
                  </text:list-item>
                </text:list>
              </text:list-item>
              <text:list-item>
                <text:p><text:span text:style-name="T4">Type – Built in Type to return the Type</text:span></text:p>
                <text:list>
                  <text:list-item>
                    <text:p><text:span text:style-name="T4">print(type(5)) </text:span><text:span text:style-name="T4"><text:tab/></text:span><text:span text:style-name="T4"><text:tab/></text:span><text:span text:style-name="T4"><text:tab/></text:span><text:span text:style-name="T4">// Returns &lt;class ‘int’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ype Conversion with int, float and conversion</text:p>
          </draw:text-box>
        </draw:frame>
        <draw:frame presentation:style-name="pr5" draw:text-style-name="P8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Conversion functions <text:s/>int, float, str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print ( int(6.1))</text:span><text:span text:style-name="T4"><text:tab/></text:span><text:span text:style-name="T4"><text:tab/></text:span><text:span text:style-name="T4">// prints 6</text:span></text:p>
                    <text:list>
                      <text:list-item>
                        <text:p><text:span text:style-name="T4">No rounding</text:span><text:span text:style-name="T4"><text:tab/></text:span><text:span text:style-name="T4">, takes the floor</text:span></text:p>
                      </text:list-item>
                    </text:list>
                  </text:list-item>
                  <text:list-item>
                    <text:p><text:span text:style-name="T4">print(int(“3”))</text:span><text:span text:style-name="T4"><text:tab/></text:span><text:span text:style-name="T4"><text:tab/></text:span><text:span text:style-name="T4">// prints 3</text:span></text:p>
                  </text:list-item>
                  <text:list-item>
                    <text:p><text:span text:style-name="T4">print(float(“5”)) </text:span><text:span text:style-name="T4"><text:tab/></text:span><text:span text:style-name="T4"><text:tab/></text:span><text:span text:style-name="T4">// prints 5.0</text:span></text:p>
                  </text:list-item>
                  <text:list-item>
                    <text:p><text:span text:style-name="T4">print(str(5.35))</text:span><text:span text:style-name="T4"><text:tab/></text:span><text:span text:style-name="T4"><text:tab/></text:span><text:span text:style-name="T4">// print 5.35</text:span><text:span text:style-name="T4"><text:tab/></text:span></text:p>
                  </text:list-item>
                </text:list>
              </text:list-item>
              <text:list-item>
                <text:p><text:span text:style-name="T4">Where the conversions will be automatically performed</text:span></text:p>
                <text:list>
                  <text:list-item>
                    <text:p><text:span text:style-name="T4">first_name, last_name, *details = employee would produce </text:span></text:p>
                  </text:list-item>
                </text:list>
              </text:list-item>
              <text:list-item>
                <text:p><text:span text:style-name="T4">Example print(type(4.3))</text:span><text:span text:style-name="T4"><text:tab/></text:span><text:span text:style-name="T4"><text:tab/></text:span><text:span text:style-name="T4">would produce &lt;class ‘float’&gt;</text:span></text:p>
              </text:list-item>
              <text:list-item>
                <text:p><text:span text:style-name="T4">Example 453</text:span><text:span text:style-name="T4"><text:tab/></text:span><text:span text:style-name="T4"><text:tab/></text:span><text:span text:style-name="T4"><text:tab/></text:span><text:span text:style-name="T4">would be considered a float</text:span></text:p>
              </text:list-item>
              <text:list-item>
                <text:p><text:span text:style-name="T4">Floats are approximation for .1 ( actually slightly more than .1 )</text:span></text:p>
                <text:list>
                  <text:list-item>
                    <text:p><text:span text:style-name="T4">print( .1 + .1 + .1 ) would produce .3000000000001</text:span></text:p>
                  </text:list-item>
                  <text:list-item>
                    <text:p><text:span text:style-name="T4">print( .1 + .1 + .1 == .3 ) would produce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Variables<text:line-break/>Multiple Variable Assignment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Use a variable name without be initialized will force a “NameError”</text:span></text:p>
              </text:list-item>
              <text:list-item>
                <text:p><text:span text:style-name="T4">Rules</text:span></text:p>
                <text:list>
                  <text:list-item>
                    <text:p><text:span text:style-name="T4">No Spaces allowed</text:span></text:p>
                  </text:list-item>
                  <text:list-item>
                    <text:p><text:span text:style-name="T4">The first character must be a letter or underscore</text:span></text:p>
                  </text:list-item>
                  <text:list-item>
                    <text:p><text:span text:style-name="T4">Only letters, number and underscores are permitted after the first character</text:span></text:p>
                  </text:list-item>
                  <text:list-item>
                    <text:p><text:span text:style-name="T4">Case sensitive</text:span></text:p>
                  </text:list-item>
                  <text:list-item>
                    <text:p><text:span text:style-name="T4">Pythonic way : Use lower case letter and underscore only.</text:span></text:p>
                  </text:list-item>
                </text:list>
              </text:list-item>
              <text:list-item>
                <text:p><text:span text:style-name="T4">Multiple Variable Assignmen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a = b = 5</text:span></text:p>
                      </text:list-item>
                      <text:list-item>
                        <text:p><text:span text:style-name="T4">b = 10</text:span></text:p>
                      </text:list-item>
                      <text:list-item>
                        <text:p><text:span text:style-name="T4">then a = 5 and b = 10</text:span></text:p>
                      </text:list-item>
                    </text:list>
                  </text:list-item>
                  <text:list-item>
                    <text:p><text:span text:style-name="T4">Example a,b = 5,10 <text:s/></text:span><text:span text:style-name="T4"><text:tab/></text:span><text:span text:style-name="T4"><text:tab/></text:span><text:span text:style-name="T4"><text:tab/></text:span><text:span text:style-name="T4"><text:tab/></text:span><text:span text:style-name="T4">// Using the datatype Tuples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x, y, z = 2, 3, 5</text:span><text:span text:style-name="T4"><text:tab/></text:span><text:span text:style-name="T4"><text:tab/></text:span><text:span text:style-name="T4"><text:tab/></text:span><text:span text:style-name="T4"><text:tab/></text:span><text:span text:style-name="T4">// produces x=2, y=3, z=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799cm" svg:x="1.4cm" svg:y="0.043cm" presentation:class="title" presentation:user-transformed="true">
          <draw:text-box>
            <text:p><text:span text:style-name="T1">Augmented Assignment Operator</text:span><text:span text:style-name="T1"><text:line-break/></text:span><text:span text:style-name="T1">User Input with Input Function</text:span><text:span text:style-name="T1"><text:line-break/></text:span><text:span text:style-name="T1">NameError, ValueError, TypeError, SyntaxError</text:span>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 </text:span></text:p>
                <text:list>
                  <text:list-item>
                    <text:p><text:span text:style-name="T4">a += 2</text:span><text:span text:style-name="T4"><text:tab/></text:span><text:span text:style-name="T4"><text:tab/></text:span><text:span text:style-name="T4"><text:tab/></text:span><text:span text:style-name="T4"><text:tab/></text:span><text:span text:style-name="T4">+= is the Augmented Assignment Operator</text:span></text:p>
                  </text:list-item>
                  <text:list-item>
                    <text:p><text:span text:style-name="T4">word += car</text:span></text:p>
                  </text:list-item>
                </text:list>
              </text:list-item>
              <text:list-item>
                <text:p><text:span text:style-name="T4">User Input with Input Function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InputText = input(“Enter Some Text “)</text:span><text:span text:style-name="T4"><text:tab/></text:span><text:span text:style-name="T4"><text:tab/></text:span></text:p>
                        <text:list>
                          <text:list-item>
                            <text:p><text:span text:style-name="T4">Add a space at the end so the user can see where the cursor Starts or Ends</text:span></text:p>
                          </text:list-item>
                          <text:list-item>
                            <text:p><text:span text:style-name="T4">InputText is the text the user has enter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NameError, ValueError, TypeError</text:span></text:p>
                <text:list>
                  <text:list-item>
                    <text:p><text:span text:style-name="T4">NameError – The interpreter cannot recognize a name that is being referred in the program</text:span></text:p>
                    <text:list>
                      <text:list-item>
                        <text:p><text:span text:style-name="T4">Ex : The name of variable that is not declared.</text:span></text:p>
                      </text:list-item>
                    </text:list>
                  </text:list-item>
                  <text:list-item>
                    <text:p><text:span text:style-name="T4">ValueError – Raised when the function receives an argument that has the right type, but a inappropriate value</text:span></text:p>
                    <text:list>
                      <text:list-item>
                        <text:p><text:span text:style-name="T4">Ex. A string being passed to the int function that container letters</text:span></text:p>
                      </text:list-item>
                    </text:list>
                  </text:list-item>
                  <text:list-item>
                    <text:p><text:span text:style-name="T4">TypeError – Raised when an operation s applied to an inappropriate value</text:span></text:p>
                    <text:list>
                      <text:list-item>
                        <text:p><text:span text:style-name="T4">Adding a string and integer </text:span></text:p>
                      </text:list-item>
                    </text:list>
                  </text:list-item>
                  <text:list-item>
                    <text:p><text:span text:style-name="T4">SyntaxError – <text:s/>Raised code cannot be evaluated</text:span></text:p>
                  </text:list-item>
                </text:list>
              </text:list-item>
              <text:list-item>
                <text:p><text:span text:style-name="T4">In operations python will evaluate the left side of the operand to the actions needed. <text:s/>Print(3 + “5”) and print(“5” + 3) will produce a different 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ther Errors </text:p>
          </draw:text-box>
        </draw:frame>
        <draw:frame presentation:style-name="pr5" draw:text-style-name="P4" draw:layer="layout" svg:width="25.329cm" svg:height="11.809cm" svg:x="1.016cm" svg:y="3.048cm" presentation:class="outline" presentation:user-transformed="true">
          <draw:text-box>
            <text:list text:style-name="L2">
              <text:list-item>
                <text:p><text:span text:style-name="T2">ZeroDivisionError</text:span></text:p>
              </text:list-item>
              <text:list-item>
                <text:p><text:span text:style-name="T2">SyntaxError: unexpected EOF while parsing</text:span></text:p>
                <text:list>
                  <text:list-item>
                    <text:p><text:span text:style-name="T2">This message is often produced when you have accidentally left out something</text:span></text:p>
                  </text:list-item>
                </text:list>
              </text:list-item>
              <text:list-item>
                <text:p><text:span text:style-name="T2">"TypeError: len() takes exactly one argument (0 given)"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5.199cm" svg:height="3.304cm" svg:x="1.4cm" svg:y="0.29cm" presentation:class="title" presentation:user-transformed="true">
          <draw:text-box>
            <text:p><text:span text:style-name="T9">Intro to Functions</text:span><text:span text:style-name="T9"><text:line-break/></text:span><text:span text:style-name="T9">Parameters and Arguments</text:span><text:span text:style-name="T9"><text:line-break/></text:span><text:span text:style-name="T9">Positional Arguments and Keyword Arguments</text:span></text:p>
          </draw:text-box>
        </draw:frame>
        <draw:frame presentation:style-name="pr5" draw:text-style-name="P8" draw:layer="layout" svg:width="25.27cm" svg:height="11.809cm" svg:x="1.329cm" svg:y="3.685cm" presentation:class="outline" presentation:user-transformed="true">
          <draw:text-box>
            <text:list text:style-name="L2">
              <text:list-item>
                <text:p><text:span text:style-name="T4">pass → A reserved keyword that is a placeholder for a block</text:span></text:p>
              </text:list-item>
              <text:list-item>
                <text:p><text:span text:style-name="T4">Parameters and Arguments</text:span></text:p>
                <text:list>
                  <text:list-item>
                    <text:p><text:span text:style-name="T4">If you call a function and forget an argument then a TypeError will be raised</text:span></text:p>
                  </text:list-item>
                </text:list>
              </text:list-item>
              <text:list-item>
                <text:p><text:span text:style-name="T4">Positional Arguments and Keyword Argumen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def add(a,b,c):</text:span></text:p>
                        <text:list>
                          <text:list-item>
                            <text:p><text:span text:style-name="T4">print(“The sum of”, a “and”, b, “is”, a + b <text:s/>+ c )</text:span></text:p>
                          </text:list-item>
                        </text:list>
                      </text:list-item>
                      <text:list-item>
                        <text:p><text:span text:style-name="T4">add(4,6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Type Error – Did not give 3 aruments</text:span></text:p>
                      </text:list-item>
                      <text:list-item>
                        <text:p><text:span text:style-name="T4">add( a=4, b=6, c=3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Example of Keyword Arguments</text:span></text:p>
                      </text:list-item>
                      <text:list-item>
                        <text:p><text:span text:style-name="T4">add( b=6, a=4, c=3 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Example of Keyword Arguments</text:span></text:p>
                      </text:list-item>
                      <text:list-item>
                        <text:p><text:span text:style-name="T4">add( 5, b = 10, c= 15); </text:span></text:p>
                      </text:list-item>
                      <text:list-item>
                        <text:p><text:span text:style-name="T4">Add( b=10, 5, c=10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Would produce an error “non keyword arg after keyword arg”) 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text-style-name="P11" draw:layer="layout" svg:width="25.199cm" svg:height="5.209cm" svg:x="1.4cm" svg:y="-0.662cm" presentation:class="title" presentation:user-transformed="true">
          <draw:text-box>
            <text:p><text:span text:style-name="T1">Return Values</text:span><text:span text:style-name="T1"><text:line-break/></text:span><text:span text:style-name="T1">Default Arguments for Function Parameters</text:span><text:span text:style-name="T1"><text:line-break/></text:span><text:span text:style-name="T1">None Type</text:span>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one is a special object that represents nothingness </text:span></text:p>
                <text:list>
                  <text:list-item>
                    <text:p><text:span text:style-name="T4">Example print the return value of a function when nothing is returned</text:span></text:p>
                  </text:list-item>
                </text:list>
              </text:list-item>
              <text:list-item>
                <text:p><text:span text:style-name="T4">Default Functions Argument Value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def add(a = 0, b=0):</text:span></text:p>
                        <text:list>
                          <text:list-item>
                            <text:p><text:span text:style-name="T4">return(a,b)</text:span></text:p>
                          </text:list-item>
                        </text:list>
                      </text:list-item>
                      <text:list-item>
                        <text:p><text:span text:style-name="T4">add(10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10 will be assigned to1 0 and b will be assigned to 0</text:span></text:p>
                      </text:list-item>
                      <text:list-item>
                        <text:p><text:span text:style-name="T4">add(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The value will be 0</text:span></text:p>
                      </text:list-item>
                    </text:list>
                  </text:list-item>
                  <text:list-item>
                    <text:p><text:span text:style-name="T4">Optional argument must defined at the end of the parameter list</text:span></text:p>
                  </text:list-item>
                </text:list>
              </text:list-item>
              <text:list-item>
                <text:p><text:span text:style-name="T4">None Type</text:span></text:p>
                <text:list>
                  <text:list-item>
                    <text:p><text:span text:style-name="T4">Example a = None</text:span></text:p>
                  </text:list-item>
                  <text:list-item>
                    <text:p><text:span text:style-name="T4">Class is NoneType</text:span></text:p>
                  </text:list-item>
                  <text:list-item>
                    <text:p><text:span text:style-name="T4">If a function does not return anything it returns n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unction Annotation</text:p>
          </draw:text-box>
        </draw:frame>
        <draw:frame presentation:style-name="pr5" draw:text-style-name="P8" draw:layer="layout" svg:width="25.27cm" svg:height="11.809cm" svg:x="1.3cm" svg:y="3.685cm" presentation:class="outline" presentation:user-transformed="true">
          <draw:text-box>
            <text:list text:style-name="L2">
              <text:list-item>
                <text:p><text:span text:style-name="T4">Static typing the type of the value cannot change.</text:span></text:p>
              </text:list-item>
              <text:list-item>
                <text:p><text:span text:style-name="T4">Additional information ( metadata) about the function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def wordMultiplier(word:str, time:int) → str:</text:span><text:span text:style-name="T4"><text:tab/></text:span><text:span text:style-name="T4"><text:tab/></text:span><text:span text:style-name="T4"><text:tab/></text:span><text:span text:style-name="T4"><text:tab/></text:span><text:span text:style-name="T4">// :str, :int is an example of metadata and so is the str after “str”</text:span></text:p>
                    <text:list>
                      <text:list-item>
                        <text:p><text:span text:style-name="T4">return word * times</text:span></text:p>
                      </text:list-item>
                    </text:list>
                  </text:list-item>
                  <text:list-item>
                    <text:p><text:span text:style-name="T4">Not doing any type checking. <text:s/>If you pass in word = 10 then the return value would be 50</text:span></text:p>
                  </text:list-item>
                  <text:list-item>
                    <text:p><text:span text:style-name="T4">Consider it documentation</text:span></text:p>
                  </text:list-item>
                </text:list>
              </text:list-item>
              <text:list-item>
                <text:p><text:span text:style-name="T4">Commenting Functions</text:span></text:p>
                <text:list>
                  <text:list-item>
                    <text:p><text:span text:style-name="T4">Documentation Strings are a type of comment to explain a function</text:span></text:p>
                  </text:list-item>
                  <text:list-item>
                    <text:p><text:span text:style-name="T4">Surrounded with “”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trings: Length Contention and Immutability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print(len(“Python”)) would produce 6</text:span></text:p>
                <text:list>
                  <text:list-item>
                    <text:p><text:span text:style-name="T4">len can be used for different objects</text:span></text:p>
                  </text:list-item>
                  <text:list-item>
                    <text:p><text:span text:style-name="T4">print(len(4)) will give you <text:s/>a Type Error Exception</text:span></text:p>
                  </text:list-item>
                </text:list>
              </text:list-item>
              <text:list-item>
                <text:p><text:span text:style-name="T4">String are immutable</text:span></text:p>
                <text:list>
                  <text:list-item>
                    <text:p><text:span text:style-name="T4">If two String are concatenated then a new String is created</text:span></text:p>
                  </text:list-item>
                </text:list>
              </text:list-item>
              <text:list-item>
                <text:p><text:span text:style-name="T4">Example: print(“---” * 30</text:span><text:span text:style-name="T4"><text:tab/></text:span><text:span text:style-name="T4">)</text:span><text:span text:style-name="T4"><text:tab/></text:span><text:span text:style-name="T4">// Will repeat the string 30 times </text:span></text:p>
              </text:list-item>
              <text:list-item>
                <text:p><text:span text:style-name="T4">Immutability – When a change is made to an immutable string then a new object is created</text:span></text:p>
              </text:list-item>
              <text:list-item>
                <text:p><text:span text:style-name="T4">List of mutable : List, Sets, Dictionary</text:span></text:p>
              </text:list-item>
              <text:list-item>
                <text:p><text:span text:style-name="T4">List of immutable – Numbers ( Integer, Float, Decimal, Boolean), String, Tuples, Frozen Sets</text:span></text:p>
                <text:list>
                  <text:list-item>
                    <text:p><text:span text:style-name="T4">Object have identity ( Memory Address) , type and Values are mutable, but developer can make them immu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3.151cm" svg:x="1.4cm" svg:y="0.367cm" presentation:class="title" presentation:user-transformed="true">
          <draw:text-box>
            <text:p><text:span text:style-name="T10">String Indexing with Positive Values</text:span><text:span text:style-name="T10"><text:line-break/></text:span><text:span text:style-name="T10">String Indexing with Negative Values</text:span></text:p>
          </draw:text-box>
        </draw:frame>
        <draw:frame presentation:style-name="pr5" draw:text-style-name="P8" draw:layer="layout" svg:width="25.199cm" svg:height="9.134cm" svg:x="1.4cm" svg:y="3.518cm" presentation:class="outline" presentation:user-transformed="true">
          <draw:text-box>
            <text:list text:style-name="L2">
              <text:list-item>
                <text:p><text:span text:style-name="T4">All Array are 0 indexed</text:span></text:p>
              </text:list-item>
              <text:list-item>
                <text:p><text:span text:style-name="T4">Example a[0] = 5 </text:span><text:span text:style-name="T4"><text:tab/></text:span><text:span text:style-name="T4"><text:tab/></text:span><text:span text:style-name="T4">// Get the error “Object does not support item assignment</text:span></text:p>
              </text:list-item>
              <text:list-item>
                <text:p><text:span text:style-name="T4">Example a has 10 characters, but a[100]</text:span><text:span text:style-name="T4"><text:tab/></text:span><text:span text:style-name="T4"> produces an “Index out of range” (IndexError)</text:span></text:p>
              </text:list-item>
              <text:list-item>
                <text:p><text:span text:style-name="T4">String Indexing with Negative Values</text:span></text:p>
                <text:list>
                  <text:list-item>
                    <text:p><text:span text:style-name="T4">Extract from the end of the string</text:span></text:p>
                  </text:list-item>
                  <text:list-item>
                    <text:p><text:span text:style-name="T4">The last character is -1 <text:s/>and the second to last character is -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ing slicing 1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Slicing → A form of indexing that returns a selection of characters or elements in a list</text:span></text:p>
                <text:list>
                  <text:list-item>
                    <text:p><text:span text:style-name="T4">lower index is inclusive</text:span></text:p>
                  </text:list-item>
                  <text:list-item>
                    <text:p><text:span text:style-name="T4">upper index is exclusive</text:span></text:p>
                  </text:list-item>
                </text:list>
              </text:list-item>
              <text:list-item>
                <text:p><text:span text:style-name="T4">Example </text:span></text:p>
                <text:list>
                  <text:list-item>
                    <text:p><text:span text:style-name="T4">address = “Attractive Street, Beverly Hills, CA 90210</text:span></text:p>
                  </text:list-item>
                  <text:list-item>
                    <text:p><text:span text:style-name="T4">[start_index:end_index]</text:span></text:p>
                    <text:list>
                      <text:list-item>
                        <text:p><text:span text:style-name="T4">start_index is inclusive</text:span></text:p>
                      </text:list-item>
                      <text:list-item>
                        <text:p><text:span text:style-name="T4">end_index is exclusive</text:span></text:p>
                      </text:list-item>
                    </text:list>
                  </text:list-item>
                  <text:list-item>
                    <text:p><text:span text:style-name="T4">Example address[0:3] produces <text:s/>Att</text:span></text:p>
                  </text:list-item>
                  <text:list-item>
                    <text:p><text:span text:style-name="T11">Example address[10:100] produces “</text:span><text:span text:style-name="T4">Street, Beverly Hills, CA 90210”</text:span></text:p>
                  </text:list-item>
                  <text:list-item>
                    <text:p><text:span text:style-name="T4">Example address[34:-6])</text:span><text:span text:style-name="T4"><text:tab/></text:span><text:span text:style-name="T4">Would produce CA</text:span></text:p>
                  </text:list-item>
                  <text:list-item>
                    <text:p><text:span text:style-name="T4">Example address[-8:-6] </text:span><text:span text:style-name="T4"><text:tab/></text:span><text:span text:style-name="T4"><text:tab/></text:span><text:span text:style-name="T4">Would produce CA</text:span></text:p>
                  </text:list-item>
                  <text:list-item>
                    <text:p><text:span text:style-name="T4">Example address[-8:36]</text:span><text:span text:style-name="T4"><text:tab/></text:span><text:span text:style-name="T4"><text:tab/></text:span><text:span text:style-name="T4">Would produce CA</text:span></text:p>
                  </text:list-item>
                  <text:list-item>
                    <text:p><text:span text:style-name="T4">Example address[5:]</text:span><text:span text:style-name="T4"><text:tab/></text:span><text:span text:style-name="T4"><text:tab/></text:span><text:span text:style-name="T4">ctiveStreet, Beverly Hills, CA 90210</text:span></text:p>
                  </text:list-item>
                  <text:list-item>
                    <text:p><text:span text:style-name="T4">Example address[:10]</text:span><text:span text:style-name="T4"><text:tab/></text:span><text:span text:style-name="T4"><text:tab/></text:span><text:span text:style-name="T4">Attractive </text:span></text:p>
                  </text:list-item>
                  <text:list-item>
                    <text:p><text:span text:style-name="T11">Example address[:]</text:span><text:span text:style-name="T11"><text:tab/></text:span><text:span text:style-name="T11"><text:tab/></text:span><text:span text:style-name="T11">”</text:span><text:span text:style-name="T4">Attractive Street, Beverly Hills, CA 90210”</text:span></text:p>
                  </text:list-item>
                  <text:list-item>
                    <text:p><text:span text:style-name="T4">“</text:span><text:span text:style-name="T4">commando”[3:7]</text:span><text:span text:style-name="T4"><text:tab/></text:span><text:span text:style-name="T4"><text:tab/></text:span><text:span text:style-name="T4">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licing By Step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Alphabet =”abcdefghijklmnopqrstuvwxyz”</text:span></text:p>
                <text:list>
                  <text:list-item>
                    <text:p><text:span text:style-name="T4">print(alphabet[0:10:2])</text:span><text:span text:style-name="T4"><text:tab/></text:span><text:span text:style-name="T4">produces</text:span><text:span text:style-name="T4"><text:tab/></text:span><text:span text:style-name="T4"><text:tab/></text:span><text:span text:style-name="T4"><text:tab/></text:span><text:span text:style-name="T4">acegi</text:span></text:p>
                  </text:list-item>
                  <text:list-item>
                    <text:p><text:span text:style-name="T4">print(alphabet[0:10:2]) <text:s text:c="3"/>produces</text:span><text:span text:style-name="T4"><text:tab/></text:span><text:span text:style-name="T4"><text:tab/></text:span><text:span text:style-name="T4"><text:tab/></text:span><text:span text:style-name="T4">adgjmpsvy</text:span><text:span text:style-name="T4"><text:tab/></text:span></text:p>
                  </text:list-item>
                </text:list>
              </text:list-item>
              <text:list-item>
                <text:p><text:span text:style-name="T4">Reversing the String : print(alphabet[::-1]</text:span><text:span text:style-name="T4"><text:tab/></text:span><text:span text:style-name="T4"> <text:s text:c="2"/>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scape Character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scape Characters: \n \t \” \’</text:span></text:p>
              </text:list-item>
              <text:list-item>
                <text:p><text:span text:style-name="T4">Raw Strings – Just a collection of character with out any interpreted characters</text:span></text:p>
                <text:list>
                  <text:list-item>
                    <text:p><text:span text:style-name="T4">Used for filenames since they have \</text:span></text:p>
                  </text:list-item>
                  <text:list-item>
                    <text:p><text:span text:style-name="T4">file_name = “C:\news\travel” </text:span></text:p>
                    <text:list>
                      <text:list-item>
                        <text:p><text:span text:style-name="T4">Use r”C:\news\travel”</text:span></text:p>
                      </text:list-item>
                      <text:list-item>
                        <text:p><text:span text:style-name="T4">print(file_name) will produce C:\news\trave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reak up your code on multiple lines use the \ at the end of li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he in and not in Operators for inclusion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The in operator</text:span></text:p>
                <text:list>
                  <text:list-item>
                    <text:p><text:span text:style-name="T4">Does one string exist in another ?</text:span></text:p>
                  </text:list-item>
                  <text:list-item>
                    <text:p><text:span text:style-name="T11">For the in and not in c</text:span><text:span text:style-name="T4">ase sensitivity matters</text:span></text:p>
                  </text:list-item>
                  <text:list-item>
                    <text:p><text:span text:style-name="T4">Example announcement = “The winners of the prize are Boris, Andy and Adam”</text:span></text:p>
                    <text:list>
                      <text:list-item>
                        <text:p><text:span text:style-name="T4">print( “Boris” in announcement ) would produce true</text:span></text:p>
                      </text:list-item>
                      <text:list-item>
                        <text:p><text:span text:style-name="T4">print(“Charles” not in announcement ) would produce true</text:span></text:p>
                      </text:list-item>
                    </text:list>
                  </text:list-item>
                  <text:list-item>
                    <text:p><text:span text:style-name="T4">in → Evaluates if object on left side is included in object on right side</text:span></text:p>
                  </text:list-item>
                  <text:list-item>
                    <text:p><text:span text:style-name="T4">not in → evaluates if object on left side is not included in object on right side</text:span></text:p>
                  </text:list-item>
                  <text:list-item>
                    <text:p><text:span text:style-name="T4">Can be used for strings and list, sets, tuples and dictionaries ( for keys )</text:span></text:p>
                    <text:list>
                      <text:list-item>
                        <text:p><text:span text:style-name="T4">‘</text:span><text:span text:style-name="T4">this’ in ‘this is a string which produces true</text:span></text:p>
                      </text:list-item>
                      <text:list-item>
                        <text:p><text:span text:style-name="T4">5 not in [1,2,3,4,6] which produces 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799cm" svg:x="1.362cm" svg:y="0.044cm" presentation:class="title" presentation:user-transformed="true">
          <draw:text-box>
            <text:p><text:span text:style-name="T1">String Methods – Find and Index Method</text:span><text:span text:style-name="T1"><text:line-break/></text:span><text:span text:style-name="T1">startswith and endswith</text:span><text:span text:style-name="T1"><text:line-break/></text:span><text:span text:style-name="T1">count method</text:span>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find () : returns the lowest index where the substring or return -1 if not found</text:span></text:p>
                <text:list>
                  <text:list-item>
                    <text:p><text:span text:style-name="T4">“</text:span><text:span text:style-name="T4">browser”.find(“ow”) → 2</text:span></text:p>
                  </text:list-item>
                  <text:list-item>
                    <text:p><text:span text:style-name="T4">Accepts two arguments the substring to search for and starting index</text:span></text:p>
                  </text:list-item>
                  <text:list-item>
                    <text:p><text:span text:style-name="T4">“</text:span><text:span text:style-name="T4">browserbrowser”.find(ow,3) → 9</text:span></text:p>
                  </text:list-item>
                </text:list>
              </text:list-item>
              <text:list-item>
                <text:p><text:span text:style-name="T4">find() will tell that it exist and where. <text:s/>The in function will only tell you that it exist</text:span></text:p>
              </text:list-item>
              <text:list-item>
                <text:p><text:span text:style-name="T4">index() : if it cannot find the substring it will raise a ValueError</text:span></text:p>
              </text:list-item>
              <text:list-item>
                <text:p><text:span text:style-name="T4">startswith and endswith</text:span></text:p>
                <text:list>
                  <text:list-item>
                    <text:p><text:span text:style-name="T4">startswith → Returns true if the string parameter is found at the start of the string</text:span></text:p>
                    <text:list>
                      <text:list-item>
                        <text:p><text:span text:style-name="T4">“</text:span><text:span text:style-name="T4">Chuck was Here”.startswith(“Ch”)</text:span></text:p>
                      </text:list-item>
                    </text:list>
                  </text:list-item>
                  <text:list-item>
                    <text:p><text:span text:style-name="T4">endswith → Returns true if the string parameter is found at the end of the string</text:span></text:p>
                  </text:list-item>
                </text:list>
              </text:list-item>
              <text:list-item>
                <text:p><text:span text:style-name="T4">count – The number time a substring is found in a string</text:span></text:p>
                <text:list>
                  <text:list-item>
                    <text:p><text:span text:style-name="T4">“</text:span><text:span text:style-name="T4">queuing”.count(“e”)) → 2</text:span></text:p>
                  </text:list-item>
                </text:list>
              </text:list-item>
              <text:list-item>
                <text:p><text:span text:style-name="T4">replace(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473cm" svg:x="1.4cm" svg:y="-0.425cm" presentation:class="title" presentation:user-transformed="true">
          <draw:text-box>
            <text:p><text:span text:style-name="T10">Capitalize, title, lower, upper and swapCase Methods</text:span></text:p>
          </draw:text-box>
        </draw:frame>
        <draw:frame presentation:style-name="pr5" draw:text-style-name="P8" draw:layer="layout" svg:width="25.27cm" svg:height="12.448cm" svg:x="1.4cm" svg:y="3.302cm" presentation:class="outline" presentation:user-transformed="true">
          <draw:text-box>
            <text:list text:style-name="L2">
              <text:list-item>
                <text:p><text:span text:style-name="T4">story = “once upon a time”</text:span></text:p>
              </text:list-item>
              <text:list-item>
                <text:p><text:span text:style-name="T4">new_string = 'The cow jumped over the moon'</text:span></text:p>
              </text:list-item>
              <text:list-item>
                <text:p><text:span text:style-name="T4">capitalize → return a new string with the first character capitalized</text:span></text:p>
                <text:list>
                  <text:list-item>
                    <text:p><text:span text:style-name="T4">print(story.capitalize()) → Once upon a time</text:span></text:p>
                  </text:list-item>
                </text:list>
              </text:list-item>
              <text:list-item>
                <text:p><text:span text:style-name="T4">title → return a new string where first letter of every word ( space is delimiter ) is capitalized</text:span></text:p>
                <text:list>
                  <text:list-item>
                    <text:p><text:span text:style-name="T4">print(story.title()) → Once Upon A Time</text:span></text:p>
                  </text:list-item>
                </text:list>
              </text:list-item>
              <text:list-item>
                <text:p><text:span text:style-name="T4">upper → All characters are capitalized</text:span></text:p>
                <text:list>
                  <text:list-item>
                    <text:p><text:span text:style-name="T4">print(story.upper()) → “ONCE UPON A TIME”</text:span></text:p>
                  </text:list-item>
                </text:list>
              </text:list-item>
              <text:list-item>
                <text:p><text:span text:style-name="T4">lower → returns a case where all lower case characters</text:span></text:p>
              </text:list-item>
              <text:list-item>
                <text:p><text:span text:style-name="T4">swapCase → returns a string where all the uppercase character are lowercase and lowercase character are uppercase</text:span></text:p>
              </text:list-item>
              <text:list-item>
                <text:p><text:span text:style-name="T4">Method chaining → Linking together several methods in sequence</text:span></text:p>
              </text:list-item>
              <text:list-item>
                <text:p><text:span text:style-name="T4">count → how many times the substring exist in the string</text:span></text:p>
                <text:list>
                  <text:list-item>
                    <text:p><text:span text:style-name="T4">new_string.count(‘o’) = 4 , new_string.count('o',2,9) = 1</text:span></text:p>
                  </text:list-item>
                </text:list>
              </text:list-item>
              <text:list-item>
                <text:p><text:span text:style-name="T4">find → Finds the index where the substring start</text:span></text:p>
                <text:list>
                  <text:list-item>
                    <text:p><text:span text:style-name="T11">new_string.find("cow") = 4 <text:s text:c="3"/></text:span><text:span text:style-name="T11"><text:tab/></text:span><text:span text:style-name="T4">new_string.find("cow") = -1 <text:s text:c="8"/>new_string.find("over",2,5) 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lit function</text:p>
          </draw:text-box>
        </draw:frame>
        <draw:frame presentation:style-name="pr5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onvert a string into a list</text:span></text:p>
                <text:list>
                  <text:list-item>
                    <text:p><text:span text:style-name="T2">has parameters sep and maxsplit</text:span></text:p>
                    <text:list>
                      <text:list-item>
                        <text:p><text:span text:style-name="T2">maxsplit +1 is the number of arguments in the new list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new_str = "The cow jumped over the moon."</text:span></text:p>
                      </text:list-item>
                      <text:list-item>
                        <text:p><text:span text:style-name="T2">new_str.split(' ', 3)</text:span></text:p>
                        <text:list>
                          <text:list-item>
                            <text:p><text:span text:style-name="T2">Get empty separator</text:span></text:p>
                          </text:list-item>
                        </text:list>
                      </text:list-item>
                      <text:list-item>
                        <text:p><text:span text:style-name="T2">new_str.split('.')</text:span></text:p>
                        <text:list>
                          <text:list-item>
                            <text:p><text:span text:style-name="T2">['The cow jumped over the moon']</text:span></text:p>
                          </text:list-item>
                        </text:list>
                      </text:list-item>
                      <text:list-item>
                        <text:p><text:span text:style-name="T2">new_str.split(None, 3)</text:span></text:p>
                        <text:list>
                          <text:list-item>
                            <text:p><text:span text:style-name="T12">['The', 'cow', 'jumped', 'over the moon.']</text:span></text:p>
                          </text:list-item>
                        </text:list>
                      </text:list-item>
                      <text:list-item>
                        <text:p><text:span text:style-name="T12">new_str.split()</text:span></text:p>
                        <text:list>
                          <text:list-item>
                            <text:p><text:span text:style-name="T12">['The', 'cow', 'jumped', 'over', 'the', 'moon.']</text:span></text:p>
                          </text:list-item>
                        </text:list>
                      </text:list-item>
                      <text:list-item>
                        <text:p><text:span text:style-name="T12">new_string.split(maxsplit=3)</text:span></text:p>
                        <text:list>
                          <text:list-item>
                            <text:p><text:span text:style-name="T12">[‘The’, ‘cow’, ‘jumped’, ‘over the moon’]</text:span></text:p>
                          </text:list-item>
                        </text:list>
                      </text:list-item>
                      <text:list-item>
                        <text:p><text:span text:style-name="T12">new_string.split(split=’o’)</text:span></text:p>
                        <text:list>
                          <text:list-item>
                            <text:p><text:span text:style-name="T12">['The c', 'w jumped ', 'ver the m', '', 'n']</text:span></text:p>
                          </text:list-item>
                        </text:list>
                      </text:list-item>
                      <text:list-item>
                        <text:p><text:span text:style-name="T12">new_string.split("over") <text:s text:c="79"/></text:span></text:p>
                        <text:list>
                          <text:list-item>
                            <text:p><text:span text:style-name="T12">['The cow jumped ', ' the moon'] <text:s text:c="4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oolean Methods For String</text:p>
          </draw:text-box>
        </draw:frame>
        <draw:frame presentation:style-name="pr5" draw:text-style-name="P8" draw:layer="layout" svg:width="25.016cm" svg:height="11.047cm" svg:x="1.4cm" svg:y="3.685cm" presentation:class="outline" presentation:user-transformed="true">
          <draw:text-box>
            <text:list text:style-name="L2">
              <text:list-item>
                <text:p><text:span text:style-name="T4">islower() </text:span><text:span text:style-name="T4"><text:tab/></text:span><text:span text:style-name="T4">→ returns true if the all the characters are lower</text:span></text:p>
              </text:list-item>
              <text:list-item>
                <text:p><text:span text:style-name="T4">isupper() </text:span><text:span text:style-name="T4"><text:tab/></text:span><text:span text:style-name="T4">→ returns true if all the characters are upper</text:span></text:p>
              </text:list-item>
              <text:list-item>
                <text:p><text:span text:style-name="T4">isTitle() </text:span><text:span text:style-name="T4"><text:tab/></text:span><text:span text:style-name="T4"><text:tab/></text:span><text:span text:style-name="T4">→ <text:s/>true if the first character of each work uppercase and all the rest lowercase</text:span></text:p>
              </text:list-item>
              <text:list-item>
                <text:p><text:span text:style-name="T4">isAlpha()</text:span><text:span text:style-name="T4"><text:tab/></text:span><text:span text:style-name="T4">→ true if all the characters are alphabetic</text:span></text:p>
              </text:list-item>
              <text:list-item>
                <text:p><text:span text:style-name="T4">isNumeric()</text:span><text:span text:style-name="T4"><text:tab/></text:span><text:span text:style-name="T4">→ true if all the characters are numeric</text:span></text:p>
              </text:list-item>
              <text:list-item>
                <text:p><text:span text:style-name="T4">isalnum</text:span><text:span text:style-name="T4"><text:tab/></text:span><text:span text:style-name="T4"><text:tab/></text:span><text:span text:style-name="T4">→ true if the string has [a-zA-Z][0-9]</text:span></text:p>
              </text:list-item>
              <text:list-item>
                <text:p><text:span text:style-name="T4">Isspace()</text:span><text:span text:style-name="T4"><text:tab/></text:span><text:span text:style-name="T4">→ true if string has all spaces</text:span></text:p>
              </text:list-item>
              <text:list-item>
                <text:p><text:span text:style-name="T4"><text:tab/>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strip, rstrip and Strip Methods<text:line-break/>replace</text:p>
          </draw:text-box>
        </draw:frame>
        <draw:frame presentation:style-name="pr5" draw:text-style-name="P8" draw:layer="layout" svg:width="25.908cm" svg:height="11.047cm" svg:x="1.016cm" svg:y="3.685cm" presentation:class="outline" presentation:user-transformed="true">
          <draw:text-box>
            <text:list text:style-name="L2">
              <text:list-item>
                <text:p><text:span text:style-name="T4">rstrip → strip the space on the right side</text:span></text:p>
              </text:list-item>
              <text:list-item>
                <text:p><text:span text:style-name="T4">lstrip → strip the space on the left side of the string</text:span></text:p>
              </text:list-item>
              <text:list-item>
                <text:p><text:span text:style-name="T4">strip → strip the space on the left and right side</text:span></text:p>
              </text:list-item>
              <text:list-item>
                <text:p><text:span text:style-name="T4">Each of the three functions has an extra parameter to specify what character you want to script</text:span></text:p>
                <text:list>
                  <text:list-item>
                    <text:p><text:span text:style-name="T4">To remove all w from the beginning of the string : “</text:span><text:span text:style-name="T4"><text:a xlink:href="http://www.python.org/" xlink:type="simple">www.python.org</text:a></text:span><text:span text:style-name="T4">”.lstrip(“w”) → .python.org</text:span></text:p>
                  </text:list-item>
                  <text:list-item>
                    <text:p><text:span text:style-name="T4">To remove the w and the period of the string and the org → “</text:span><text:span text:style-name="T4"><text:a xlink:href="http://www.python.org/" xlink:type="simple">www.python.org</text:a></text:span><text:span text:style-name="T4">”.lstrip(“w.”) → python.org</text:span></text:p>
                  </text:list-item>
                  <text:list-item>
                    <text:p><text:span text:style-name="T4">To keep python only “</text:span><text:span text:style-name="T4"><text:a xlink:href="http://www.python.org/" xlink:type="simple">www.python.org</text:a></text:span><text:span text:style-name="T4">”.strip(w.org”) → python</text:span></text:p>
                  </text:list-item>
                </text:list>
              </text:list-item>
              <text:list-item>
                <text:p><text:span text:style-name="T4">Examples of Strip</text:span></text:p>
                <text:list>
                  <text:list-item>
                    <text:p><text:span text:style-name="T4">name = "Charles Stockman"</text:span></text:p>
                  </text:list-item>
                  <text:list-item>
                    <text:p><text:span text:style-name="T4">&gt;&gt;&gt; name.rstrip('man')</text:span></text:p>
                  </text:list-item>
                  <text:list-item>
                    <text:p><text:span text:style-name="T4">'Charles Stock'</text:span></text:p>
                  </text:list-item>
                </text:list>
              </text:list-item>
              <text:list-item>
                <text:p><text:span text:style-name="T4">replace</text:span></text:p>
                <text:list>
                  <text:list-item>
                    <text:p><text:span text:style-name="T4">“</text:span><text:span text:style-name="T4">555 123 5555”.replace(“ “,”-”) → “555-123-5555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matted String Literals (f-strings)</text:p>
          </draw:text-box>
        </draw:frame>
        <draw:frame presentation:style-name="pr5" draw:text-style-name="P8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 text:style-name="P14"><text:span text:style-name="T4">name = input(“Enter a name: “)</text:span></text:p>
                  </text:list-item>
                  <text:list-item>
                    <text:p text:style-name="P14"><text:span text:style-name="T4">adjective = input(“Enter an adjective: “)</text:span></text:p>
                  </text:list-item>
                  <text:list-item>
                    <text:p><text:span text:style-name="T4">noun = input(“Enter a noun: “</text:span></text:p>
                  </text:list-item>
                  <text:list-item>
                    <text:p><text:span text:style-name="T4">mad_libs = f”{name} laughed at the {adjective} {noun}.” </text:span><text:span text:style-name="T4"><text:tab/></text:span><text:span text:style-name="T4"><text:tab/></text:span><text:span text:style-name="T4"><text:tab/></text:span><text:span text:style-name="T4"><text:tab/></text:span><text:span text:style-name="T4">// name, adjective, noun</text:span></text:p>
                    <text:list>
                      <text:list-item>
                        <text:p><text:span text:style-name="T4">The “f” can be lower or upper case</text:span></text:p>
                      </text:list-item>
                    </text:list>
                  </text:list-item>
                  <text:list-item>
                    <text:p><text:span text:style-name="T4">print(“mad_libs”) → Bobby laughed at the Green Alien</text:span></text:p>
                  </text:list-item>
                  <text:list-item>
                    <text:p><text:span text:style-name="T4">print(f” 2 + 2 = { 2 + 2 }” → “2 + 2 = 4”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expression directly in the string be printed 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4.267cm" svg:x="1.4cm" svg:y="-0.192cm" presentation:class="title" presentation:user-transformed="true">
          <draw:text-box>
            <text:p><text:span text:style-name="T10">The If-Statement</text:span><text:span text:style-name="T10"><text:line-break/></text:span><text:span text:style-name="T10">The bool <text:s/>Function ( Truthiness and Falseness )</text:span></text:p>
          </draw:text-box>
        </draw:frame>
        <draw:frame presentation:style-name="pr5" draw:text-style-name="P8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f 5 &gt; 3:</text:span></text:p>
                    <text:list>
                      <text:list-item>
                        <text:p><text:span text:style-name="T4">print(“Will be tru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hen an if is true the following block is executed</text:span></text:p>
              </text:list-item>
              <text:list-item>
                <text:p><text:span text:style-name="T4">The bool Function (Truthiness and Falseness )</text:span></text:p>
                <text:list>
                  <text:list-item>
                    <text:p><text:span text:style-name="T4">Truthiness: </text:span></text:p>
                    <text:list>
                      <text:list-item>
                        <text:p><text:span text:style-name="T4">Any Number other than 0</text:span></text:p>
                      </text:list-item>
                      <text:list-item>
                        <text:p><text:span text:style-name="T4">Any Non Empty String </text:span></text:p>
                      </text:list-item>
                      <text:list-item>
                        <text:p><text:span text:style-name="T4">Anything not in the list below.</text:span><text:span text:style-name="T4"><text:tab/></text:span></text:p>
                      </text:list-item>
                    </text:list>
                  </text:list-item>
                  <text:list-item>
                    <text:p><text:span text:style-name="T4">Falseness: </text:span></text:p>
                    <text:list>
                      <text:list-item>
                        <text:p><text:span text:style-name="T4">0 , 0.0m 0j , Decimal(0), Fraction(0,1)</text:span></text:p>
                      </text:list-item>
                      <text:list-item>
                        <text:p><text:span text:style-name="T4">Empty String, (), [], {}, set(), range(0)</text:span></text:p>
                      </text:list-item>
                      <text:list-item>
                        <text:p><text:span text:style-name="T4">None </text:span></text:p>
                      </text:list-item>
                      <text:list-item>
                        <text:p><text:span text:style-name="T4">Fals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ool() : Convert the input into an equivalent string</text:span></text:p>
                <text:list>
                  <text:list-item>
                    <text:p><text:span text:style-name="T4">Example print(bool(1), bool(0) ) will produce True,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lse statement<text:line-break/>Conditional Expressions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f 20 &gt; 15:</text:span></text:p>
                    <text:list>
                      <text:list-item>
                        <text:p><text:span text:style-name="T4">print(“This is true”)</text:span></text:p>
                      </text:list-item>
                    </text:list>
                  </text:list-item>
                  <text:list-item>
                    <text:p><text:span text:style-name="T4">else </text:span></text:p>
                    <text:list>
                      <text:list-item>
                        <text:p><text:span text:style-name="T4">print(“This is false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elif Statement</text:span></text:p>
                <text:list>
                  <text:list-item>
                    <text:p><text:span text:style-name="T4">if ( 20 &gt; 15 ):</text:span></text:p>
                    <text:list>
                      <text:list-item>
                        <text:p><text:span text:style-name="T4">print(“This is true”)</text:span></text:p>
                      </text:list-item>
                    </text:list>
                  </text:list-item>
                  <text:list-item>
                    <text:p><text:span text:style-name="T4">elif ( 20 &gt; 0):</text:span></text:p>
                    <text:list>
                      <text:list-item>
                        <text:p><text:span text:style-name="T4">print(“This is true, but the elsif caught it”)</text:span></text:p>
                      </text:list-item>
                    </text:list>
                  </text:list-item>
                  <text:list-item>
                    <text:p><text:span text:style-name="T4">else:</text:span></text:p>
                    <text:list>
                      <text:list-item>
                        <text:p><text:span text:style-name="T4">print(“This is false”)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onditional Expressions</text:span></text:p>
                <text:list>
                  <text:list-item>
                    <text:p><text:span text:style-name="T4">zip_code = “20121”</text:span></text:p>
                  </text:list-item>
                  <text:list-item>
                    <text:p><text:span text:style-name="T4">check = “Valid” if len(zip_code) == 5 else “Invali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cursion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ach recursive equation has a base case and a call to itself</text:span></text:p>
              </text:list-item>
              <text:list-item>
                <text:p><text:span text:style-name="T4">A function that calls itself</text:span></text:p>
              </text:list-item>
              <text:list-item>
                <text:p><text:span text:style-name="T4">String reversal </text:span></text:p>
                <text:list>
                  <text:list-item>
                    <text:p><text:span text:style-name="T4">A string of the length of 1 is the same backwared as forwards ( this is the base case )</text:span></text:p>
                  </text:list-item>
                  <text:list-item>
                    <text:p><text:span text:style-name="T4">Get the last character of the string</text:span></text:p>
                  </text:list-item>
                  <text:list-item>
                    <text:p><text:span text:style-name="T4">Example </text:span></text:p>
                    <text:list>
                      <text:list-item>
                        <text:p><text:span text:style-name="T4">Straw <text:s/></text:span><text:span text:style-name="T4"><text:tab/></text:span><text:span text:style-name="T4"><text:tab/></text:span><text:span text:style-name="T4">W + reverse(stra)</text:span><text:span text:style-name="T4"><text:tab/></text:span><text:span text:style-name="T4">W + a + reverse(str) <text:s/></text:span><text:span text:style-name="T4"><text:tab/></text:span><text:span text:style-name="T4">W + a + r + reverse(st) <text:s text:c="2"/>W + a + r + t + reverse(s)</text:span></text:p>
                      </text:list-item>
                      <text:list-item>
                        <text:p><text:span text:style-name="T4">W + a + r + t + 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Def reverse(str)</text:span></text:p>
                    <text:list>
                      <text:list-item>
                        <text:p><text:span text:style-name="T4">If len(str) &lt; 1: </text:span></text:p>
                        <text:list>
                          <text:list-item>
                            <text:p><text:span text:style-name="T4">Return str</text:span></text:p>
                          </text:list-item>
                        </text:list>
                      </text:list-item>
                      <text:list-item>
                        <text:p><text:span text:style-name="T4">return str[-1] + reverse(str:-1]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nd, Or, Not Keyword<text:line-break/>While Loop</text:p>
          </draw:text-box>
        </draw:frame>
        <draw:frame presentation:style-name="pr5" draw:text-style-name="P8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f 5 &lt; 7 and “rain” == “rain”:</text:span></text:p>
                    <text:list>
                      <text:list-item>
                        <text:p><text:span text:style-name="T4">print(True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nd, or, not are all short circuited.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If 90 &lt; value &lt; 100:</text:span></text:p>
                    <text:list>
                      <text:list-item>
                        <text:p><text:span text:style-name="T4">print(“The value is in rang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hile loop</text:span></text:p>
                <text:list>
                  <text:list-item>
                    <text:p><text:span text:style-name="T4">count = 0</text:span></text:p>
                  </text:list-item>
                  <text:list-item>
                    <text:p><text:span text:style-name="T4">while <text:s/>count &lt;= 5:</text:span></text:p>
                    <text:list>
                      <text:list-item>
                        <text:p><text:span text:style-name="T4">print(count)</text:span></text:p>
                      </text:list-item>
                      <text:list-item>
                        <text:p><text:span text:style-name="T4">count +-=1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reak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erminates a for or while loop</text:span><text:span text:style-name="T4"><text:tab/></text:span><text:span text:style-name="T4"><text:tab/></text:span></text:p>
              </text:list-item>
              <text:list-item>
                <text:p><text:span text:style-name="T4">continue</text:span><text:span text:style-name="T4"><text:tab/></text:span><text:span text:style-name="T4"><text:tab/></text:span><text:span text:style-name="T4"><text:tab/></text:span><text:span text:style-name="T4"><text:tab/></text:span><text:span text:style-name="T4">Terminates one iteration</text:span><text:span text:style-name="T4"><text:tab/></text:span><text:span text:style-name="T4"> of a for or while loop</text:span><text:span text:style-name="T4"><text:tab/></text:span><text:span text:style-name="T4"><text:tab/>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r Loop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for loop</text:span></text:p>
                <text:list>
                  <text:list-item>
                    <text:p><text:span text:style-name="T2">cities = [ “new york city”, “mountian view”, “chicago”, “los angeles” ]</text:span></text:p>
                  </text:list-item>
                  <text:list-item>
                    <text:p><text:span text:style-name="T2">for city in cities:</text:span></text:p>
                    <text:list>
                      <text:list-item>
                        <text:p><text:span text:style-name="T2">print(city.title(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5" draw:text-style-name="P4" draw:layer="layout" svg:width="25.27cm" svg:height="11.809cm" svg:x="2.416cm" svg:y="3.81cm" presentation:class="outline" presentation:user-transformed="true">
          <draw:text-box>
            <text:list text:style-name="L2">
              <text:list-item>
                <text:p><text:span text:style-name="T2">A module is any python file with .py extension considered by the community as scripts</text:span></text:p>
                <text:list>
                  <text:list-item>
                    <text:p><text:span text:style-name="T2">The python community describes a module as python file that is meant to be use by other files</text:span></text:p>
                  </text:list-item>
                </text:list>
              </text:list-item>
              <text:list-item>
                <text:p><text:span text:style-name="T2">A script is a python files that is meant to be executed directly</text:span></text:p>
              </text:list-item>
              <text:list-item>
                <text:p><text:span text:style-name="T2"><text:s/></text:span><text:span text:style-name="T2">Example</text:span></text:p>
                <text:list>
                  <text:list-item>
                    <text:p><text:span text:style-name="T2">calculator.py</text:span></text:p>
                    <text:list>
                      <text:list-item>
                        <text:p><text:span text:style-name="T2">creator = “Boris”</text:span></text:p>
                      </text:list-item>
                      <text:list-item>
                        <text:p><text:span text:style-name="T2">pI = 3.14</text:span></text:p>
                      </text:list-item>
                      <text:list-item>
                        <text:p><text:span text:style-name="T2">def add(a,b):</text:span></text:p>
                        <text:list>
                          <text:list-item>
                            <text:p><text:span text:style-name="T2">return a + b</text:span></text:p>
                          </text:list-item>
                        </text:list>
                      </text:list-item>
                      <text:list-item>
                        <text:p><text:span text:style-name="T2">def sub(a,b):</text:span></text:p>
                        <text:list>
                          <text:list-item>
                            <text:p><text:span text:style-name="T2">return a – b</text:span></text:p>
                          </text:list-item>
                        </text:list>
                      </text:list-item>
                      <text:list-item>
                        <text:p><text:span text:style-name="T2">def area(radius):</text:span></text:p>
                        <text:list>
                          <text:list-item>
                            <text:p><text:span text:style-name="T2">return PI * radius * radius</text:span></text:p>
                          </text:list-item>
                          <text:list-item>
                            <text:p><text:span text:style-name="T2">print(add(1,3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Each module creates a namespace around its names</text:span></text:p>
                    <text:list>
                      <text:list-item>
                        <text:p><text:span text:style-name="T2">creator, pi, add,sub, area exist in the namespace of this file</text:span></text:p>
                      </text:list-item>
                      <text:list-item>
                        <text:p><text:span text:style-name="T2">all name are attributed of the calculator module.</text:span></text:p>
                      </text:list-item>
                    </text:list>
                  </text:list-item>
                  <text:list-item>
                    <text:p><text:span text:style-name="T2">A module is an object that represent a collection of names under a shared name space.</text:span></text:p>
                  </text:list-item>
                  <text:list-item>
                    <text:p><text:span text:style-name="T2">Python will only import the file o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Modules: Scripts Modules and the import keyword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my_program.py</text:span></text:p>
                    <text:list>
                      <text:list-item>
                        <text:p><text:span text:style-name="T2">Import calculator</text:span></text:p>
                      </text:list-item>
                      <text:list-item>
                        <text:p><text:span text:style-name="T2">print(calculator.creator)</text:span></text:p>
                      </text:list-item>
                      <text:list-item>
                        <text:p><text:span text:style-name="T2">print(calculator.PI)</text:span></text:p>
                      </text:list-item>
                    </text:list>
                  </text:list-item>
                  <text:list-item>
                    <text:p><text:span text:style-name="T2">When python import a module it will execute all the code in that module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other_scirpt.py</text:span></text:p>
                        <text:list>
                          <text:list-item>
                            <text:p><text:span text:style-name="T2">num = (2 +3 )</text:span><text:span text:style-name="T2"><text:tab/></text:span><text:span text:style-name="T2"><text:tab/></text:span><text:span text:style-name="T2"><text:tab/></text:span><text:span text:style-name="T2"><text:tab/></text:span><text:span text:style-name="T2">// As soon as the file is imported it will execute this code.</text:span></text:p>
                          </text:list-item>
                          <text:list-item>
                            <text:p><text:span text:style-name="T2">print num</text:span></text:p>
                          </text:list-item>
                        </text:list>
                      </text:list-item>
                      <text:list-item>
                        <text:p><text:span text:style-name="T2">demo.py</text:span></text:p>
                        <text:list>
                          <text:list-item>
                            <text:p><text:span text:style-name="T2">import other_script</text:span><text:span text:style-name="T2"><text:tab/></text:span><text:span text:style-name="T2"><text:tab/></text:span><text:span text:style-name="T2"><text:tab/></text:span><text:span text:style-name="T2">// <text:s/>At this point num should be seen from above.</text:span></text:p>
                          </text:list-item>
                          <text:list-item>
                            <text:p><text:span text:style-name="T2">x = 5 + other_script.num</text:span><text:span text:style-name="T2"><text:tab/></text:span><text:span text:style-name="T2"><text:tab/></text:span><text:span text:style-name="T2"><text:tab/></text:span><text:span text:style-name="T2">// access the variable from the other script</text:span></text:p>
                          </text:list-item>
                          <text:list-item>
                            <text:p><text:span text:style-name="T2">print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473cm" svg:x="1.4cm" svg:y="0.206cm" presentation:class="title" presentation:user-transformed="true">
          <draw:text-box>
            <text:p><text:span text:style-name="T10">Modules: The Python Standard Library ( The String, math and Module this )</text:span>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 of String Functions</text:span></text:p>
                <text:list>
                  <text:list-item>
                    <text:p><text:span text:style-name="T2">import string</text:span></text:p>
                  </text:list-item>
                  <text:list-item>
                    <text:p><text:span text:style-name="T2">print(string.ascii_letters)</text:span></text:p>
                  </text:list-item>
                  <text:list-item>
                    <text:p><text:span text:style-name="T2">print(string.ascii_lowercase)</text:span></text:p>
                  </text:list-item>
                  <text:list-item>
                    <text:p><text:span text:style-name="T2">print(string.digits)</text:span></text:p>
                  </text:list-item>
                  <text:list-item>
                    <text:p><text:span text:style-name="T2">print(string.whitespace)</text:span></text:p>
                  </text:list-item>
                  <text:list-item>
                    <text:p><text:span text:style-name="T2">print(string.capwords(“hello there”) would produce “Hello There”</text:span></text:p>
                  </text:list-item>
                </text:list>
              </text:list-item>
              <text:list-item>
                <text:p><text:span text:style-name="T2">Order of Input Module – First looks in the current directory then looks its module directory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import this</text:span></text:p>
                  </text:list-item>
                  <text:list-item>
                    <text:p><text:span text:style-name="T2">When executed the python manifesto will appear</text:span></text:p>
                  </text:list-item>
                </text:list>
              </text:list-item>
              <text:list-item>
                <text:p><text:span text:style-name="T2">When the import cannot be found an ImportError is thrown</text:span></text:p>
              </text:list-item>
              <text:list-item>
                <text:p><text:span text:style-name="T2">If the name after import has the .py as part of the name a ModuleNotFoundError is thrown</text:span></text:p>
              </text:list-item>
              <text:list-item>
                <text:p><text:span text:style-name="T2">If the module is passed into the type function the class is module</text:span><text:span text:style-name="T2"><text:tab/></text:span><text:span text:style-name="T2"><text:tab/></text:span><text:span text:style-name="T2">import string; print(type(string)) → String</text:span></text:p>
              </text:list-item>
              <text:list-item>
                <text:p><text:span text:style-name="T2">dir contains the list of names found in the module namesp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5.199cm" svg:height="2.54cm" svg:x="1.4cm" svg:y="-0.508cm" presentation:class="title" presentation:user-transformed="true">
          <draw:text-box>
            <text:p><text:span text:style-name="T10">Modules: The __name__ special variable</text:span></text:p>
          </draw:text-box>
        </draw:frame>
        <draw:frame presentation:style-name="pr5" draw:text-style-name="P4" draw:layer="layout" svg:width="25.27cm" svg:height="13.462cm" svg:x="1.3cm" svg:y="1.778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mport math, calculator</text:span><text:span text:style-name="T2"><text:tab/></text:span><text:span text:style-name="T2"><text:tab/></text:span><text:span text:style-name="T2"><text:tab/></text:span><text:span text:style-name="T2">// Not recommended, but can be done</text:span></text:p>
                  </text:list-item>
                  <text:list-item>
                    <text:p><text:span text:style-name="T2">Print(math.__name__) would produce math</text:span></text:p>
                  </text:list-item>
                  <text:list-item>
                    <text:p><text:span text:style-name="T2">print(__name__) would produce __main__</text:span></text:p>
                  </text:list-item>
                </text:list>
              </text:list-item>
              <text:list-item>
                <text:p><text:span text:style-name="T2">how __name__ works</text:span><text:span text:style-name="T2"><text:tab/></text:span></text:p>
                <text:list>
                  <text:list-item>
                    <text:p><text:span text:style-name="T2">When running a script python set the __name__variable</text:span></text:p>
                  </text:list-item>
                  <text:list-item>
                    <text:p><text:span text:style-name="T2">If the file is the launching point of the program then the name will __main__</text:span></text:p>
                  </text:list-item>
                  <text:list-item>
                    <text:p><text:span text:style-name="T2">In the module contains code outside a function print(__name__) then the name will be the name of the module</text:span></text:p>
                  </text:list-item>
                  <text:list-item>
                    <text:p><text:span text:style-name="T2">If the file is execute as module, it will provide the name of the file</text:span></text:p>
                    <text:list>
                      <text:list-item>
                        <text:p><text:span text:style-name="T2">__name__ tells us if its being executed as <text:s/>a script or module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f __name__ == “__main__”</text:span></text:p>
                <text:list>
                  <text:list-item>
                    <text:p><text:span text:style-name="T2">good to put statements that you don’t want exported for example test code</text:span></text:p>
                  </text:list-item>
                </text:list>
              </text:list-item>
              <text:list-item>
                <text:p><text:span text:style-name="T2">Modules </text:span></text:p>
                <text:list>
                  <text:list-item>
                    <text:p><text:span text:style-name="T2">test.p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calle.py</text:span></text:p>
                    <text:list>
                      <text:list-item>
                        <text:p><text:span text:style-name="T2">print("I am being executed!"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text:s/></text:span><text:span text:style-name="T2"><text:tab/></text:span><text:span text:style-name="T2"> </text:span><text:span text:style-name="T2"><text:tab/></text:span><text:span text:style-name="T2"> import test.p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text:s/></text:span><text:span text:style-name="T2"><text:tab/></text:span><text:span text:style-name="T2"> // Executes print and create some_list</text:span></text:p>
                      </text:list-item>
                      <text:list-item>
                        <text:p><text:span text:style-name="T2">some_list = ["a", 1, None]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print.some_list</text:span></text:p>
                      </text:list-item>
                      <text:list-item>
                        <text:p><text:span text:style-name="T2">def square(x): <text:s text:c="3"/>return x ** 2</text:span></text:p>
                      </text:list-item>
                      <text:list-item>
                        <text:p><text:span text:style-name="T2">def cube(x): <text:s text:c="3"/>return x ** 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778cm" svg:y="0cm" presentation:class="title" presentation:user-transformed="true">
          <draw:text-box>
            <text:p><text:span text:style-name="T3">Modules: Alias with the As Keyword</text:span><text:span text:style-name="T3"><text:line-break/></text:span><text:span text:style-name="T3">Modules : Import all Attributes with the * syntax</text:span></text:p>
          </draw:text-box>
        </draw:frame>
        <draw:frame presentation:style-name="pr5" draw:text-style-name="P4" draw:layer="layout" svg:width="25.27cm" svg:height="12.448cm" svg:x="1.016cm" svg:y="2.28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mport calculator as calc</text:span></text:p>
                  </text:list-item>
                  <text:list-item>
                    <text:p><text:span text:style-name="T2">Import datetime as dt</text:span></text:p>
                  </text:list-item>
                  <text:list-item>
                    <text:p><text:span text:style-name="T2">print(calc.add(3,5))</text:span></text:p>
                  </text:list-item>
                </text:list>
              </text:list-item>
              <text:list-item>
                <text:p><text:span text:style-name="T2">Import Specific Attributes with the form Syntax</text:span></text:p>
                <text:list>
                  <text:list-item>
                    <text:p><text:span text:style-name="T2">Want to import the modules names directly into the file’s namespac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from calculator import creator, PI</text:span><text:span text:style-name="T2"><text:tab/></text:span><text:span text:style-name="T2"><text:tab/></text:span><text:span text:style-name="T2"><text:tab/></text:span><text:span text:style-name="T2">// Get the variables from the module</text:span></text:p>
                      </text:list-item>
                      <text:list-item>
                        <text:p><text:span text:style-name="T2">from math import sqrt</text:span></text:p>
                      </text:list-item>
                      <text:list-item>
                        <text:p><text:span text:style-name="T2">print(creator)</text:span></text:p>
                      </text:list-item>
                    </text:list>
                  </text:list-item>
                  <text:list-item>
                    <text:p><text:span text:style-name="T2">Increases the chances of names collisions</text:span></text:p>
                  </text:list-item>
                </text:list>
              </text:list-item>
              <text:list-item>
                <text:p text:style-name="P6"><text:span text:style-name="T6">W</text:span><text:span text:style-name="T2">here to look for modules</text:span></text:p>
                <text:list>
                  <text:list-item>
                    <text:p><text:span text:style-name="T2">The directory containing the input script (or the current directory when no file is specified)</text:span></text:p>
                  </text:list-item>
                  <text:list-item>
                    <text:p><text:span text:style-name="T2">PYTHONPATH (a list of directory names, with the same syntax as the shell variable PATH).</text:span></text:p>
                  </text:list-item>
                  <text:list-item>
                    <text:p><text:span text:style-name="T2">The installation-dependent default (by convention including a site-packages directory, handled by the site modul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151cm" svg:x="1.524cm" svg:y="-0.254cm" presentation:class="title" presentation:user-transformed="true">
          <draw:text-box>
            <text:p><text:span text:style-name="T13">Modules: Import Specific Attributes with the from Syntax</text:span></text:p>
          </draw:text-box>
        </draw:frame>
        <draw:frame presentation:style-name="pr5" draw:text-style-name="P1" draw:layer="layout" svg:width="25.199cm" svg:height="12.597cm" svg:x="1.27cm" svg:y="3.153cm" presentation:class="outline" presentation:user-transformed="true">
          <draw:text-box>
            <text:list text:style-name="L2">
              <text:list-item>
                <text:p text:style-name="P6"><text:span text:style-name="T2">import all attributes with * syntax</text:span></text:p>
                <text:list>
                  <text:list-item>
                    <text:p><text:span text:style-name="T2">From calculator import * </text:span><text:span text:style-name="T2"><text:tab/></text:span><text:span text:style-name="T2"><text:tab/></text:span><text:span text:style-name="T2"><text:tab/></text:span><text:span text:style-name="T2">// import all public attributes to the current namespace, could overwrite or be overwritten by objects with the same name</text:span></text:p>
                  </text:list-item>
                  <text:list-item>
                    <text:p><text:span text:style-name="T2">print(add(3,5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e are not adding the module namespace, but increasing collision</text:span></text:p>
                  </text:list-item>
                  <text:list-item>
                    <text:p><text:span text:style-name="T2">increases collisions </text:span></text:p>
                  </text:list-item>
                </text:list>
              </text:list-item>
              <text:list-item>
                <text:p><text:span text:style-name="T2">In the _calculator module insert _year ( The underscore tells python not to export the variable) ) <text:s/></text:span></text:p>
                <text:list>
                  <text:list-item>
                    <text:p><text:span text:style-name="T2">If the module is imported and _year used an import error will be raised since it is not defined</text:span></text:p>
                  </text:list-item>
                </text:list>
              </text:list-item>
              <text:list-item>
                <text:p><text:span text:style-name="T2">Other examples </text:span></text:p>
                <text:list>
                  <text:list-item>
                    <text:p><text:span text:style-name="T2">To import an individual function or class from a module – from module_name import Object Name</text:span></text:p>
                    <text:list>
                      <text:list-item>
                        <text:p><text:span text:style-name="T2">example – from collections import defaultdict</text:span></text:p>
                        <text:list>
                          <text:list-item>
                            <text:p><text:span text:style-name="T2">In the code only refer to it as defaultdict </text:span></text:p>
                            <text:list>
                              <text:list-item>
                                <text:p><text:span text:style-name="T2">Instead of collections.defaultdict you can use defaultdict without the module nam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increases the chance of name collisions – Which one would Python prioritze</text:span></text:p>
                      </text:list-item>
                    </text:list>
                  </text:list-item>
                  <text:list-item>
                    <text:p><text:span text:style-name="T2">To import multiple individual objects from a module – from module_name import first_object, second object</text:span></text:p>
                  </text:list-item>
                  <text:list-item>
                    <text:p><text:span text:style-name="T2">To Rename a module – import module_name as new_name</text:span></text:p>
                    <text:list>
                      <text:list-item>
                        <text:p><text:span text:style-name="T2">good when two modules have the same name</text:span></text:p>
                      </text:list-item>
                    </text:list>
                  </text:list-item>
                  <text:list-item>
                    <text:p><text:span text:style-name="T2">To import an object from a module and rename it – from module_name import object_name as new_name</text:span></text:p>
                  </text:list-item>
                  <text:list-item>
                    <text:p><text:span text:style-name="T2">To use all object from a module, use the standard import module_name and access with dot notation – import module_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dules: __init__.py</text:p>
          </draw:text-box>
        </draw:frame>
        <draw:frame presentation:style-name="pr5" draw:text-style-name="P4" draw:layer="layout" svg:width="25.146cm" svg:height="11.809cm" svg:x="1.453cm" svg:y="3.431cm" presentation:class="outline" presentation:user-transformed="true">
          <draw:text-box>
            <text:list text:style-name="L2">
              <text:list-item>
                <text:p text:style-name="P6"><text:span text:style-name="T2">The import module can also import a package</text:span></text:p>
                <text:list>
                  <text:list-item>
                    <text:p><text:span text:style-name="T2">A package is a directory of modules</text:span></text:p>
                  </text:list-item>
                </text:list>
              </text:list-item>
              <text:list-item>
                <text:p><text:span text:style-name="T2">A directory is declared add a file __init__.py file</text:span></text:p>
              </text:list-item>
              <text:list-item>
                <text:p><text:span text:style-name="T2">__init__.py – ,runs <text:s/>them automatically when the package is loaded</text:span></text:p>
              </text:list-item>
              <text:list-item>
                <text:p><text:span text:style-name="T2">Any *.py found that directory will cause <text:s/>__init__.py the __init__ will be executed</text:span></text:p>
              </text:list-item>
              <text:list-item>
                <text:p><text:span text:style-name="T2">W gave the directory structure</text:span></text:p>
                <text:list>
                  <text:list-item>
                    <text:p><text:span text:style-name="T2">Project</text:span></text:p>
                    <text:list>
                      <text:list-item>
                        <text:p><text:span text:style-name="T2">feature</text:span></text:p>
                        <text:list>
                          <text:list-item>
                            <text:p><text:span text:style-name="T2">__init__.py</text:span></text:p>
                          </text:list-item>
                          <text:list-item>
                            <text:p><text:span text:style-name="T2">subfeature</text:span></text:p>
                            <text:list>
                              <text:list-item>
                                <text:p><text:span text:style-name="T2">calculator</text:span></text:p>
                              </text:list-item>
                            </text:list>
                          </text:list-item>
                          <text:list-item>
                            <text:p><text:span text:style-name="T2">copyright.p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We can either import a feature or module</text:span></text:p>
                <text:list>
                  <text:list-item>
                    <text:p><text:span text:style-name="T2">Whenever we import any file from that module then __init__.py is called.</text:span></text:p>
                  </text:list-item>
                  <text:list-item>
                    <text:p><text:span text:style-name="T2">example when “from feature import copyright.py” will cayse the feature.__iniit__.py to run</text:span></text:p>
                  </text:list-item>
                  <text:list-item>
                    <text:p><text:span text:style-name="T2">import feature.subfeature.calculator will cause the __init__.py from </text:span></text:p>
                  </text:list-item>
                  <text:list-item>
                    <text:p><text:span text:style-name="T2">from feature import subfeature</text:span></text:p>
                  </text:list-item>
                </text:list>
              </text:list-item>
              <text:list-item>
                <text:p><text:span text:style-name="T2">With the __init__.py it will be run and it will get executed.</text:span></text:p>
                <text:list>
                  <text:list-item>
                    <text:p><text:span text:style-name="T2">Import feature.copyrigh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<text:tab/></text:span><text:span text:style-name="T2"><text:tab/></text:span><text:span text:style-name="T2"> </text:span><text:span text:style-name="T2"><text:tab/></text:span><text:span text:style-name="T2"># <text:s/>copyright.py in the same directory and will run the __init__.py file in </text:span></text:p>
                  </text:list-item>
                  <text:list-item>
                    <text:p><text:span text:style-name="T2">print(feature.copyright.date_of_copyright)</text:span></text:p>
                  </text:list-item>
                </text:list>
              </text:list-item>
              <text:list-item>
                <text:p><text:span text:style-name="T2">If you have directories inside the directory with the __init__py the parent directories __init__.py will get executed and will only happen o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dules: __init__.py 2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ommon the use case for imports that are nested.</text:span></text:p>
              </text:list-item>
              <text:list-item>
                <text:p><text:span text:style-name="T2">Problem to import feature.subfeature.calculator</text:span></text:p>
                <text:list>
                  <text:list-item>
                    <text:p><text:span text:style-name="T2">print(fature.subfeature.calculator.subtract(10,-1)) <text:s/>- Taking a huge amount of space</text:span></text:p>
                  </text:list-item>
                </text:list>
              </text:list-item>
              <text:list-item>
                <text:p><text:span text:style-name="T2">Fix</text:span></text:p>
                <text:list>
                  <text:list-item>
                    <text:p><text:span text:style-name="T2">__init__.py</text:span></text:p>
                  </text:list-item>
                  <text:list-item>
                    <text:p><text:span text:style-name="T2">from .calculator import creator, PI, add, subtract, area</text:span></text:p>
                    <text:list>
                      <text:list-item>
                        <text:p><text:span text:style-name="T2">.calculator will be in the file with the calculator.py</text:span></text:p>
                        <text:list>
                          <text:list-item>
                            <text:p><text:span text:style-name="T2">relative import – look for calculator in the relative directory</text:span></text:p>
                          </text:list-item>
                        </text:list>
                      </text:list-item>
                      <text:list-item>
                        <text:p><text:span text:style-name="T2">The name will be export outside and the names will get them from the subfeature package.</text:span></text:p>
                        <text:list>
                          <text:list-item>
                            <text:p><text:span text:style-name="T2">Advantage a lot easier to remember</text:span></text:p>
                          </text:list-item>
                          <text:list-item>
                            <text:p><text:span text:style-name="T2">From each file pull out the most import attributes such that all pieces of data can be accessed at the top level</text:span></text:p>
                          </text:list-item>
                          <text:list-item>
                            <text:p><text:span text:style-name="T2">print feature.sbufeature.substract instead of feature.subfeature.subtract</text:span></text:p>
                          </text:list-item>
                        </text:list>
                      </text:list-item>
                      <text:list-item>
                        <text:p><text:span text:style-name="T2">Now we can</text:span></text:p>
                        <text:list>
                          <text:list-item>
                            <text:p><text:span text:style-name="T2">Import feature.subfeature</text:span></text:p>
                          </text:list-item>
                          <text:list-item>
                            <text:p><text:span text:style-name="T2">print(feature.subfeature.subtract(10,-1)) <text:s text:c="2"/></text:span><text:span text:style-name="T2"><text:tab/></text:span><text:span text:style-name="T2">// Made these attributes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799cm" svg:x="1.4cm" svg:y="0.043cm" presentation:class="title" presentation:user-transformed="true">
          <draw:text-box>
            <text:p><text:span text:style-name="T1">File: Reading a file with the open function and Read Method</text:span><text:span text:style-name="T1"><text:line-break/></text:span><text:span text:style-name="T1">Read Line by Line</text:span></text:p>
          </draw:text-box>
        </draw:frame>
        <draw:frame presentation:style-name="pr5" draw:text-style-name="P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cupcakes_file = open(</text:span><text:span text:style-name="T2"><text:tab/></text:span><text:span text:style-name="T2">”cupcakes.txt”,</text:span><text:span text:style-name="T2"><text:tab/></text:span><text:span text:style-name="T2"> “r”)</text:span><text:span text:style-name="T2"><text:tab/></text:span><text:span text:style-name="T2"><text:tab/></text:span><text:span text:style-name="T2"><text:tab/></text:span><text:span text:style-name="T2">// accepts two arguments filename and mode ( do we read, write append)</text:span></text:p>
                  </text:list-item>
                  <text:list-item>
                    <text:p><text:span text:style-name="T2">close(cupcakes)</text:span></text:p>
                  </text:list-item>
                  <text:list-item>
                    <text:p><text:span text:style-name="T2">Not the best approach the close method may not run if there is an error</text:span></text:p>
                    <text:list>
                      <text:list-item>
                        <text:p><text:span text:style-name="T2">solution with context → A wrapper that covers the operation. <text:s/>If something does not work the wrapper will close the file not matter wha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with open(”cupcakes.txt”, “r”) as cupcakes_file:</text:span><text:span text:style-name="T2"><text:tab/></text:span><text:span text:style-name="T2"><text:tab/></text:span><text:span text:style-name="T2"><text:tab/></text:span><text:span text:style-name="T2">// with performs automatic clean up when the block is done executing</text:span></text:p>
                    <text:list>
                      <text:list-item>
                        <text:p><text:span text:style-name="T2">content = cupcakes_file.read()</text:span><text:span text:style-name="T2"><text:tab/></text:span><text:span text:style-name="T2"><text:tab/></text:span><text:span text:style-name="T2"><text:tab/></text:span><text:span text:style-name="T2"><text:tab/></text:span><text:span text:style-name="T2"> // reads all the data in the file as a string</text:span></text:p>
                      </text:list-item>
                    </text:list>
                  </text:list-item>
                  <text:list-item>
                    <text:p><text:span text:style-name="T2">ex. <text:s/>Assume file is open – cupcakes_file.read(5) – read the first five bytes of the file</text:span></text:p>
                  </text:list-item>
                </text:list>
              </text:list-item>
              <text:list-item>
                <text:p><text:span text:style-name="T2">If filename does not an exist get FileNotFoundError</text:span></text:p>
              </text:list-item>
              <text:list-item>
                <text:p><text:span text:style-name="T2">Read Line by Line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with open(“cupcakes.txt”) as file_object:</text:span><text:span text:style-name="T2"><text:tab/></text:span><text:span text:style-name="T2"><text:tab/></text:span><text:span text:style-name="T2"><text:tab/></text:span><text:span text:style-name="T2">// Read each line</text:span></text:p>
                        <text:list>
                          <text:list-item>
                            <text:p><text:span text:style-name="T2">for line in file_object:</text:span></text:p>
                            <text:list>
                              <text:list-item>
                                <text:p><text:span text:style-name="T2">print(line.strip()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text:s/></text:span><text:span text:style-name="T2"><text:tab/></text:span><text:span text:style-name="T2"> // The strip removes the new line charac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he print function add a line break. <text:s/>To get rid of use the rstrip method</text:span></text:p>
                  </text:list-item>
                </text:list>
              </text:list-item>
              <text:list-item>
                <text:p><text:span text:style-name="T2">Also close the files because too many open files will cause the system to run out of file handles which throws OSError</text:span></text:p>
              </text:list-item>
              <text:list-item>
                <text:p><text:span text:style-name="T2">readline() – Read each line ( end with \n) and if no more lines then returns an empty st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ile: Write to a file<text:line-break/>Append to a file</text:p>
          </draw:text-box>
        </draw:frame>
        <draw:frame presentation:style-name="pr5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file_name = “my_first_file”</text:span></text:p>
                  </text:list-item>
                  <text:list-item>
                    <text:p><text:span text:style-name="T2">with open(file_name, “w”) as file_object:</text:span></text:p>
                    <text:list>
                      <text:list-item>
                        <text:p><text:span text:style-name="T2">file_object.write(“Hello File!\n”)</text:span></text:p>
                      </text:list-item>
                      <text:list-item>
                        <text:p><text:span text:style-name="T2">file_object.write(“Second lin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ppend a file</text:span></text:p>
                <text:list>
                  <text:list-item>
                    <text:p><text:span text:style-name="T2">with open(file_name, “a”) as file_object:</text:span></text:p>
                    <text:list>
                      <text:list-item>
                        <text:p><text:span text:style-name="T2">file_object.write(“The third line has been appended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f the file does not exist for the write or the append Python and run the program</text:span></text:p>
                <text:list>
                  <text:list-item>
                    <text:p><text:span text:style-name="T2">With write it will create the file every time getting rid of the data. <text:s/>All previous data in the file will be deleted.</text:span></text:p>
                  </text:list-item>
                  <text:list-item>
                    <text:p><text:span text:style-name="T2">With append it will create the file the first time and keep adding the data to it.</text:span></text:p>
                  </text:list-item>
                </text:list>
              </text:list-item>
              <text:list-item>
                <text:p><text:span text:style-name="T2">Example of a read</text:span></text:p>
                <text:list>
                  <text:list-item>
                    <text:p><text:span text:style-name="T2">f = open(‘/my_path/my_file.txt’, ‘r’)</text:span></text:p>
                  </text:list-item>
                  <text:list-item>
                    <text:p><text:span text:style-name="T2">file_data = f.read()</text:span><text:span text:style-name="T2"><text:tab/></text:span><text:span text:style-name="T2"><text:tab/></text:span><text:span text:style-name="T2">// Without no arguments reads the whole file and with an integer argument read that number of characters</text:span></text:p>
                  </text:list-item>
                  <text:list-item>
                    <text:p><text:span text:style-name="T2">f.close()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lete a file</text:p>
          </draw:text-box>
        </draw:frame>
        <draw:frame presentation:style-name="pr5" draw:text-style-name="P1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15"><text:span text:style-name="T2">Example</text:span></text:p>
                <text:list>
                  <text:list-item>
                    <text:p text:style-name="P15"><text:span text:style-name="T2">import os</text:span></text:p>
                  </text:list-item>
                  <text:list-item>
                    <text:p text:style-name="P15"><text:span text:style-name="T2">if os.path.exists("demofile.txt"):</text:span></text:p>
                  </text:list-item>
                  <text:list-item>
                    <text:p text:style-name="P15"><text:span text:style-name="T2"><text:s text:c="4"/></text:span><text:span text:style-name="T2">os.remove("demofile.txt")</text:span></text:p>
                  </text:list-item>
                  <text:list-item>
                    <text:p text:style-name="P15"><text:span text:style-name="T2">else:</text:span></text:p>
                  </text:list-item>
                  <text:list-item>
                    <text:p text:style-name="P15"><text:span text:style-name="T2"><text:s text:c="4"/></text:span><text:span text:style-name="T2">print("The file does not exist")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ception</text:p>
          </draw:text-box>
        </draw:frame>
        <draw:frame presentation:style-name="pr5" draw:text-style-name="P4" draw:layer="layout" svg:width="25.199cm" svg:height="11.809cm" svg:x="1.979cm" svg:y="3.685cm" presentation:class="outline" presentation:user-transformed="true">
          <draw:text-box>
            <text:list text:style-name="L2">
              <text:list-item>
                <text:p><text:span text:style-name="T2">Common Exception</text:span></text:p>
                <text:list>
                  <text:list-item>
                    <text:p><text:span text:style-name="T2">ValueError</text:span><text:span text:style-name="T2"><text:tab/></text:span><text:span text:style-name="T2"><text:tab/></text:span><text:span text:style-name="T2">- An object of the correct type, but inappropriate value is passed as input ot a built in operation or function</text:span></text:p>
                  </text:list-item>
                  <text:list-item>
                    <text:p><text:span text:style-name="T2">AssertionError <text:s text:c="3"/></text:span><text:span text:style-name="T2"><text:tab/></text:span><text:span text:style-name="T2">- An assert statement fails</text:span></text:p>
                  </text:list-item>
                  <text:list-item>
                    <text:p><text:span text:style-name="T2">Index Error</text:span><text:span text:style-name="T2"><text:tab/></text:span><text:span text:style-name="T2"><text:tab/></text:span><text:span text:style-name="T2">- A sequence subscript is out of range</text:span></text:p>
                  </text:list-item>
                  <text:list-item>
                    <text:p><text:span text:style-name="T2">Key Error</text:span><text:span text:style-name="T2"><text:tab/></text:span><text:span text:style-name="T2"><text:tab/></text:span><text:span text:style-name="T2">- A key can’t be found in a dictionary</text:span></text:p>
                  </text:list-item>
                  <text:list-item>
                    <text:p><text:span text:style-name="T2">TypeError</text:span><text:span text:style-name="T2"><text:tab/></text:span><text:span text:style-name="T2"><text:tab/></text:span><text:span text:style-name="T2">- An object of an unsupported type is pass as input to an operation or function</text:span></text:p>
                  </text:list-item>
                  <text:list-item>
                    <text:p><text:span text:style-name="T2">Unbound local error </text:span><text:span text:style-name="T2"><text:tab/></text:span><text:span text:style-name="T2">– Trying to access a local variable before it is defined. <text:s/>Make sure local scope of variable in function is defined or value assigned to it.</text:span></text:p>
                  </text:list-item>
                  <text:list-item>
                    <text:p><text:span text:style-name="T2">NameError </text:span><text:span text:style-name="T2"><text:tab/></text:span><text:span text:style-name="T2"><text:tab/></text:span><text:span text:style-name="T2">– Identifier is not found in the local or global namespace. <text:s/>Make sure the reference to the identifier. <text:s/>Make sure the reference to the identifier is correctly added to the code</text:span></text:p>
                  </text:list-item>
                  <text:list-item>
                    <text:p><text:span text:style-name="T2">Assignation error </text:span><text:span text:style-name="T2"><text:tab/></text:span><text:span text:style-name="T2">– Inconsistency in how many values being unpacked and how many variables should be assigned to.</text:span></text:p>
                  </text:list-item>
                  <text:list-item>
                    <text:p><text:span text:style-name="T2">IOError: - </text:span><text:span text:style-name="T2"><text:tab/></text:span><text:span text:style-name="T2"><text:tab/></text:span><text:span text:style-name="T2">– Error problem happen reading a file</text:span></text:p>
                  </text:list-item>
                  <text:list-item>
                    <text:p><text:span text:style-name="T2">importError</text:span><text:span text:style-name="T2"><text:tab/></text:span><text:span text:style-name="T2"><text:tab/></text:span><text:span text:style-name="T2">– No specified module</text:span></text:p>
                  </text:list-item>
                  <text:list-item>
                    <text:p><text:span text:style-name="T2">OEFError</text:span><text:span text:style-name="T2"><text:tab/></text:span><text:span text:style-name="T2"><text:tab/></text:span><text:span text:style-name="T2">– End of file error</text:span></text:p>
                  </text:list-item>
                  <text:list-item>
                    <text:p><text:span text:style-name="T2">except</text:span><text:span text:style-name="T2"><text:tab/></text:span><text:span text:style-name="T2"><text:tab/></text:span><text:span text:style-name="T2"><text:tab/></text:span><text:span text:style-name="T2">– An Error happ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799cm" svg:x="1.4cm" svg:y="0.043cm" presentation:class="title" presentation:user-transformed="true">
          <draw:text-box>
            <text:p><text:span text:style-name="T1">Exception Handling:Introduction to Error Exceptions</text:span><text:span text:style-name="T1"><text:line-break/></text:span><text:span text:style-name="T1">Try Except Block</text:span></text:p>
          </draw:text-box>
        </draw:frame>
        <draw:frame presentation:style-name="pr5" draw:text-style-name="P4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An exception is a special object that Python uses to manage error during program execution</text:span></text:p>
              </text:list-item>
              <text:list-item>
                <text:p text:style-name="P1"><text:span text:style-name="T2">A traceback is a report of the exception that was raised</text:span></text:p>
              </text:list-item>
              <text:list-item>
                <text:p text:style-name="P1"><text:span text:style-name="T2">Example – Try Except Block</text:span></text:p>
                <text:list>
                  <text:list-item>
                    <text:p text:style-name="P1"><text:span text:style-name="T2">def divide_five_by_number(n):</text:span></text:p>
                    <text:list>
                      <text:list-item>
                        <text:p text:style-name="P1"><text:span text:style-name="T2">try:</text:span></text:p>
                        <text:list>
                          <text:list-item>
                            <text:p text:style-name="P1"><text:span text:style-name="T2">return 5/n</text:span></text:p>
                          </text:list-item>
                        </text:list>
                      </text:list-item>
                      <text:list-item>
                        <text:p text:style-name="P1"><text:span text:style-name="T2">except:</text:span></text:p>
                        <text:list>
                          <text:list-item>
                            <text:p text:style-name="P1"><text:span text:style-name="T2">pas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// When n is 0 then None will be returned since 5/n throws the excepti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2">print(divide_five_by_number(0))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Causes a ZeroDivsionError</text:span></text:p>
                  </text:list-item>
                </text:list>
              </text:list-item>
              <text:list-item>
                <text:p text:style-name="P17"><text:span text:style-name="T2">Example – Try Except Block</text:span></text:p>
                <text:list>
                  <text:list-item>
                    <text:p text:style-name="P1"><text:span text:style-name="T2">def divide_five_by_number(n):</text:span></text:p>
                  </text:list-item>
                  <text:list-item>
                    <text:p text:style-name="P1"><text:span text:style-name="T2">try:</text:span></text:p>
                    <text:list>
                      <text:list-item>
                        <text:p text:style-name="P1"><text:span text:style-name="T2">calculation 5/n</text:span></text:p>
                      </text:list-item>
                    </text:list>
                  </text:list-item>
                  <text:list-item>
                    <text:p text:style-name="P1"><text:span text:style-name="T2">except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Respond to any error </text:span><text:span text:style-name="T2"><text:tab/></text:span><text:span text:style-name="T2">later on we have it respond to a specific error in a later chapter</text:span></text:p>
                    <text:list>
                      <text:list-item>
                        <text:p text:style-name="P1"><text:span text:style-name="T2">calculation = 5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// <text:s/>Fixes the value</text:span></text:p>
                      </text:list-item>
                    </text:list>
                  </text:list-item>
                  <text:list-item>
                    <text:p text:style-name="P1"><text:span text:style-name="T2">print(divide_five_by_number(0))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Causes a ZeroDivsion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Catching One or more Specific Exceptions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 text:style-name="P1"><text:span text:style-name="T2">def divide_five_by_number(n):</text:span></text:p>
                    <text:list>
                      <text:list-item>
                        <text:p text:style-name="P1"><text:span text:style-name="T2">try:</text:span></text:p>
                        <text:list>
                          <text:list-item>
                            <text:p text:style-name="P1"><text:span text:style-name="T2">return 5/n</text:span></text:p>
                          </text:list-item>
                        </text:list>
                      </text:list-item>
                      <text:list-item>
                        <text:p text:style-name="P1"><text:span text:style-name="T2">except ZeroDivisionError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// Enter the except block if a number is divided by 0</text:span></text:p>
                        <text:list>
                          <text:list-item>
                            <text:p text:style-name="P1"><text:span text:style-name="T2">return “You can’t divide by zero!”</text:span></text:p>
                          </text:list-item>
                        </text:list>
                      </text:list-item>
                      <text:list-item>
                        <text:p text:style-name="P1"><text:span text:style-name="T2">except TypeError as e:</text:span></text:p>
                        <text:list>
                          <text:list-item>
                            <text:p text:style-name="P1"><text:span text:style-name="T2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2">return calculation</text:span></text:p>
                      </text:list-item>
                      <text:list-item>
                        <text:p><text:span text:style-name="T2">print(divide_five_by_number(0))</text:span><text:span text:style-name="T2"><text:tab/></text:span><text:span text:style-name="T2"><text:tab/></text:span><text:span text:style-name="T2"><text:tab/></text:span><text:span text:style-name="T2">// Causes a ZeroDivsionErro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 </text:span></text:p>
                <text:list>
                  <text:list-item>
                    <text:p text:style-name="P1"><text:span text:style-name="T2">def divide_five_by_number(n):</text:span></text:p>
                    <text:list>
                      <text:list-item>
                        <text:p text:style-name="P1"><text:span text:style-name="T2">try:</text:span></text:p>
                        <text:list>
                          <text:list-item>
                            <text:p text:style-name="P1"><text:span text:style-name="T2">return 5/n</text:span></text:p>
                          </text:list-item>
                        </text:list>
                      </text:list-item>
                      <text:list-item>
                        <text:p text:style-name="P1"><text:span text:style-name="T2">except ( ZeroDivisionError, TypeError) as 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// catching multiple exceptions with the same except</text:span><text:span text:style-name="T2"><text:tab/></text:span></text:p>
                        <text:list>
                          <text:list-item>
                            <text:p text:style-name="P1"><text:span text:style-name="T2">return f”No dividing by invalid objects! {e}”</text:span></text:p>
                          </text:list-item>
                        </text:list>
                      </text:list-item>
                      <text:list-item>
                        <text:p text:style-name="P1"><text:span text:style-name="T2">return calcul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rint(divide_five_by_number(0))</text:span><text:span text:style-name="T2"><text:tab/></text:span><text:span text:style-name="T2"><text:tab/></text:span><text:span text:style-name="T2"><text:tab/></text:span><text:span text:style-name="T2">// Causes a ZeroDivsion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The raise keyword</text:p>
          </draw:text-box>
        </draw:frame>
        <draw:frame presentation:style-name="pr5" draw:text-style-name="P4" draw:layer="layout" svg:width="26.54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add_positive_numbers(a,b):</text:span></text:p>
                    <text:list>
                      <text:list-item>
                        <text:p><text:span text:style-name="T2">try:</text:span></text:p>
                        <text:list>
                          <text:list-item>
                            <text:p><text:span text:style-name="T2">if ( a &lt;=0 or b &lt;= 0 ):</text:span></text:p>
                            <text:list>
                              <text:list-item>
                                <text:p><text:span text:style-name="T2">raise ValueError</text:span><text:span text:style-name="T2"><text:tab/></text:span><text:span text:style-name="T2">(“Both numbers must be positive”)</text:span><text:span text:style-name="T2"><text:tab/></text:span><text:span text:style-name="T2">// Throw an exception. The message in quotes is optional</text:span></text:p>
                              </text:list-item>
                            </text:list>
                          </text:list-item>
                          <text:list-item>
                            <text:p><text:span text:style-name="T2">return a + b</text:span></text:p>
                          </text:list-item>
                        </text:list>
                      </text:list-item>
                      <text:list-item>
                        <text:p><text:span text:style-name="T2">except ValueError as e:</text:span></text:p>
                        <text:list>
                          <text:list-item>
                            <text:p><text:span text:style-name="T2">return f(“Caught the ValueError: {e}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User Defined Exceptions</text:p>
          </draw:text-box>
        </draw:frame>
        <draw:frame presentation:style-name="pr5" draw:text-style-name="P4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ll native exception are found in a hierarchy </text:span></text:p>
                <text:list>
                  <text:list-header>
                    <text:p><text:span text:style-name="T2">The Base Exception is BaseException </text:span></text:p>
                    <text:list>
                      <text:list-item>
                        <text:p><text:span text:style-name="T2">which has two children </text:span></text:p>
                        <text:list>
                          <text:list-item>
                            <text:p><text:span text:style-name="T2">Exception which has <text:s/>many children </text:span></text:p>
                          </text:list-item>
                          <text:list-item>
                            <text:p><text:span text:style-name="T2">KeyboardInterrupt which has no children 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2">Example </text:span><text:span text:style-name="T2"><text:tab/></text:span></text:p>
                <text:list>
                  <text:list-item>
                    <text:p><text:span text:style-name="T2">def class NegativeNumberError(Exception):</text:span></text:p>
                    <text:list>
                      <text:list-item>
                        <text:p><text:span text:style-name="T2">“””</text:span><text:span text:style-name="T2">One or more inputs are negative”””</text:span></text:p>
                      </text:list-item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 text:style-name="P14"><text:span text:style-name="T2">def add_positive_numbers(a,b):</text:span></text:p>
                    <text:list>
                      <text:list-item>
                        <text:p><text:span text:style-name="T2">try:</text:span></text:p>
                        <text:list>
                          <text:list-item>
                            <text:p><text:span text:style-name="T2">if ( a &lt;=0 or b &lt;= 0 ):</text:span></text:p>
                            <text:list>
                              <text:list-item>
                                <text:p><text:span text:style-name="T2">raise ValueError</text:span><text:span text:style-name="T2"><text:tab/></text:span><text:span text:style-name="T2">(“Both numbers must be positive”)</text:span></text:p>
                              </text:list-item>
                              <text:list-item>
                                <text:p><text:span text:style-name="T2">return a + b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except NegativeNumberError</text:span></text:p>
                        <text:list>
                          <text:list-item>
                            <text:list>
                              <text:list-item>
                                <text:p><text:span text:style-name="T2">return “Shame on you, not valid”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><text:span text:style-name="T14">Exception Handling:Exception Inheritance Hierarchies</text:span></text:p>
          </draw:text-box>
        </draw:frame>
        <draw:frame presentation:style-name="pr5" draw:text-style-name="P4" draw:layer="layout" svg:width="26.54cm" svg:height="12.063cm" svg:x="1.524cm" svg:y="2.415cm" presentation:class="outline" presentation:user-transformed="true">
          <draw:text-box>
            <text:list text:style-name="L2">
              <text:list-item>
                <text:p><text:span text:style-name="T2">Pattern : For a module that can create many exceptions</text:span></text:p>
                <text:list>
                  <text:list-item>
                    <text:p><text:span text:style-name="T2">create a base exception class for that exceptions defined for that module</text:span></text:p>
                  </text:list-item>
                  <text:list-item>
                    <text:p><text:span text:style-name="T2">Subclass that class to create specific exception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class Mistake(Exception):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class StupidMistake(Mistake):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class SillyMistake(Mistake):</text:span></text:p>
                    <text:list>
                      <text:list-item>
                        <text:p><text:span text:style-name="T2">pass</text:span></text:p>
                      </text:list-item>
                    </text:list>
                  </text:list-item>
                  <text:list-item>
                    <text:p><text:span text:style-name="T2">try:</text:span></text:p>
                    <text:list>
                      <text:list-item>
                        <text:p><text:span text:style-name="T2">raise StupidMistake(“Extra Stupid Mistake”)</text:span></text:p>
                      </text:list-item>
                    </text:list>
                  </text:list-item>
                  <text:list-item>
                    <text:p><text:span text:style-name="T2">except StupidMistake as e:</text:span></text:p>
                    <text:list>
                      <text:list-item>
                        <text:p><text:span text:style-name="T2">print(f”Caught the error: {e}”)</text:span></text:p>
                      </text:list-item>
                    </text:list>
                  </text:list-item>
                  <text:list-item>
                    <text:p><text:span text:style-name="T2">try:</text:span></text:p>
                    <text:list>
                      <text:list-item>
                        <text:p text:style-name="P9"><text:span text:style-name="T2">raise StupidMistake(“Extra Stupd Mistake”)</text:span></text:p>
                      </text:list-item>
                    </text:list>
                  </text:list-item>
                  <text:list-item>
                    <text:p><text:span text:style-name="T2">except Mistake as e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// Will catch Stupid Mistake or Silly Mistake</text:span></text:p>
                    <text:list>
                      <text:list-item>
                        <text:p><text:span text:style-name="T2">print(f”Caught the error: {e}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Exception Handling: The Else and Finally Block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n else block will execute if the try block executes without error</text:span></text:p>
              </text:list-item>
              <text:list-item>
                <text:p><text:span text:style-name="T2">The finally block will run no matter wha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x = 10</text:span></text:p>
                  </text:list-item>
                  <text:list-item>
                    <text:p><text:span text:style-name="T2">try:</text:span></text:p>
                    <text:list>
                      <text:list-item>
                        <text:p><text:span text:style-name="T2">print(x+5)</text:span></text:p>
                      </text:list-item>
                    </text:list>
                  </text:list-item>
                  <text:list-item>
                    <text:p><text:span text:style-name="T2">except NameError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Can have multiple blocks for different exceptions</text:span></text:p>
                    <text:list>
                      <text:list-item>
                        <text:p><text:span text:style-name="T2">print(“Some variable is not defined!”)</text:span></text:p>
                      </text:list-item>
                    </text:list>
                  </text:list-item>
                  <text:list-item>
                    <text:p><text:span text:style-name="T2">else: </text:span><text:span text:style-name="T2"><text:tab/></text:span><text:span text:style-name="T2"><text:tab/></text:span><text:span text:style-name="T2"><text:tab/></text:span><text:span text:style-name="T2"><text:tab/></text:span><text:span text:style-name="T2">// If the program runs into no exceptions</text:span></text:p>
                    <text:list>
                      <text:list-item>
                        <text:p><text:span text:style-name="T2">print(“This will print if there is no error in the try”)</text:span></text:p>
                      </text:list-item>
                    </text:list>
                  </text:list-item>
                  <text:list-item>
                    <text:p><text:span text:style-name="T2">finally:</text:span><text:span text:style-name="T2"><text:tab/></text:span><text:span text:style-name="T2"><text:tab/></text:span><text:span text:style-name="T2"><text:tab/></text:span><text:span text:style-name="T2"><text:tab/></text:span><text:span text:style-name="T2">// Runs whether an exception is thrown or not</text:span></text:p>
                    <text:list>
                      <text:list-item>
                        <text:p><text:span text:style-name="T2">print(“This will print whether an exception has been thrown or not.”)</text:span></text:p>
                      </text:list-item>
                    </text:list>
                  </text:list-item>
                  <text:list-item>
                    <text:p><text:span text:style-name="T2">All exception not handled by the developer using except will be displayed on the console</text:span></text:p>
                  </text:list-item>
                  <text:list-item>
                    <text:p><text:span text:style-name="T2">Address more than one type of exception</text:span></text:p>
                    <text:list>
                      <text:list-item>
                        <text:p><text:span text:style-name="T2">except (ValueError, KeyboardInterrupt ):</text:span><text:span text:style-name="T2"><text:tab/></text:span><text:span text:style-name="T2"><text:tab/></text:span><text:span text:style-name="T2"><text:tab/></text:span><text:span text:style-name="T2">(ValueError, KeyboardInterrrupt) is a tuple</text:span></text:p>
                        <text:list>
                          <text:list-item>
                            <text:p><text:span text:style-name="T2"># some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3-02-05T18:16:27.442051276</dc:date>
    <meta:editing-duration>P4DT18H14M25S</meta:editing-duration>
    <meta:editing-cycles>337</meta:editing-cycles>
    <meta:generator>LibreOffice/6.3.4.2$MacOSX_X86_64 LibreOffice_project/60da17e045e08f1793c57c00ba83cdfce946d0aa</meta:generator>
    <meta:document-statistic meta:object-count="253"/>
  </office:meta>
</office:document-meta>
</file>